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bu2_20250809.xml" manifest:media-type="text/xml"/>
  <manifest:file-entry manifest:full-path="Basic/Standard/bu1_20250805.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co1" style:family="table-column">
      <style:table-column-properties fo:break-before="auto" style:column-width="0.684cm"/>
    </style:style>
    <style:style style:name="co2" style:family="table-column">
      <style:table-column-properties fo:break-before="auto" style:column-width="7.971cm"/>
    </style:style>
    <style:style style:name="co3" style:family="table-column">
      <style:table-column-properties fo:break-before="auto" style:column-width="2.651cm"/>
    </style:style>
    <style:style style:name="co4" style:family="table-column">
      <style:table-column-properties fo:break-before="auto" style:column-width="7.447cm"/>
    </style:style>
    <style:style style:name="co5" style:family="table-column">
      <style:table-column-properties fo:break-before="auto" style:column-width="3.336cm"/>
    </style:style>
    <style:style style:name="co6" style:family="table-column">
      <style:table-column-properties fo:break-before="auto" style:column-width="2.506cm"/>
    </style:style>
    <style:style style:name="co7" style:family="table-column">
      <style:table-column-properties fo:break-before="auto" style:column-width="1.983cm"/>
    </style:style>
    <style:style style:name="co8" style:family="table-column">
      <style:table-column-properties fo:break-before="auto" style:column-width="2.11cm"/>
    </style:style>
    <style:style style:name="co9" style:family="table-column">
      <style:table-column-properties fo:break-before="auto" style:column-width="2.145cm"/>
    </style:style>
    <style:style style:name="co10" style:family="table-column">
      <style:table-column-properties fo:break-before="auto" style:column-width="1.478cm"/>
    </style:style>
    <style:style style:name="co11" style:family="table-column">
      <style:table-column-properties fo:break-before="auto" style:column-width="2.489cm"/>
    </style:style>
    <style:style style:name="co12" style:family="table-column">
      <style:table-column-properties fo:break-before="auto" style:column-width="6.456cm"/>
    </style:style>
    <style:style style:name="co13" style:family="table-column">
      <style:table-column-properties fo:break-before="auto" style:column-width="7.142cm"/>
    </style:style>
    <style:style style:name="co1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455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71cm" fo:break-before="auto" style:use-optimal-row-height="tru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style:style style:name="ce2"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data-style-name="N118">
      <style:table-cell-properties style:text-align-source="fix" style:repeat-content="false"/>
      <style:paragraph-properties fo:text-align="center" fo:margin-left="0cm"/>
    </style:style>
    <style:style style:name="ce11" style:family="table-cell" style:parent-style-name="Default">
      <style:map style:condition="cell-content()=[.D3:.D17]" style:apply-style-name="Hyperlink" style:base-cell-address="duplicates.B3"/>
    </style:style>
    <style:style style:name="ce9" style:family="table-cell" style:parent-style-name="Default">
      <style:map style:condition="cell-content()=[.D9:.D17]" style:apply-style-name="Hyperlink" style:base-cell-address="duplicates.B9"/>
    </style:style>
    <style:style style:name="ce12" style:family="table-cell" style:parent-style-name="Default">
      <style:map style:condition="cell-content()=[.E3:.E17]" style:apply-style-name="Hyperlink" style:base-cell-address="duplicates.C3"/>
    </style:style>
    <style:style style:name="ce16" style:family="table-cell" style:parent-style-name="Default">
      <style:map style:condition="cell-content()=[.E9:.E17]" style:apply-style-name="Hyperlink" style:base-cell-address="duplicates.C9"/>
    </style:style>
    <style:style style:name="ce13" style:family="table-cell" style:parent-style-name="Default">
      <style:map style:condition="cell-content()=[.B3:.B17]" style:apply-style-name="Hyperlink" style:base-cell-address="duplicates.D3"/>
    </style:style>
    <style:style style:name="ce18" style:family="table-cell" style:parent-style-name="Default">
      <style:map style:condition="cell-content()=[.B9:.B17]" style:apply-style-name="Hyperlink" style:base-cell-address="duplicates.D9"/>
    </style:style>
    <style:style style:name="ce10"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15" style:family="table-cell" style:parent-style-name="Default">
      <style:map style:condition="cell-content()=[.C3:.C17]" style:apply-style-name="Hyperlink" style:base-cell-address="duplicates.E3"/>
    </style:style>
    <style:style style:name="ce21" style:family="table-cell" style:parent-style-name="Default">
      <style:map style:condition="cell-content()=[.C9:.C17]" style:apply-style-name="Hyperlink" style:base-cell-address="duplicates.E9"/>
    </style:style>
    <style:style style:name="ce1" style:family="table-cell" style:parent-style-name="Default" style:data-style-name="N3"/>
    <style:style style:name="ce32" style:family="table-cell" style:parent-style-name="Default">
      <style:table-cell-properties fo:background-color="#e6d8ad"/>
    </style:style>
    <style:style style:name="ce36" style:family="table-cell" style:parent-style-name="Default">
      <style:table-cell-properties fo:background-color="#90ee90"/>
    </style:style>
    <style:style style:name="ce37" style:family="table-cell" style:parent-style-name="Default">
      <style:table-cell-properties fo:background-color="#e6e0b0"/>
    </style:style>
    <style:style style:name="ce39" style:family="table-cell" style:parent-style-name="Default">
      <style:table-cell-properties fo:background-color="#c1b6ff"/>
    </style:style>
    <style:style style:name="ce42" style:family="table-cell" style:parent-style-name="Default">
      <style:table-cell-properties fo:wrap-option="no-wrap"/>
      <style:text-properties style:use-window-font-color="true" style:text-outline="false" style:text-line-through-style="none" style:text-line-through-type="none" style:font-name="Ubuntu" fo:font-size="12pt" fo:language="zxx" fo:country="none"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fo:wrap-option="no-wrap"/>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no-wrap"/>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no-wrap"/>
      <style:text-properties style:use-window-font-color="true" style:text-outline="false" style:text-line-through-style="none" style:text-line-through-type="none" style:font-name="Ubuntu" fo:font-size="11pt" fo:language="zxx" fo:country="none"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wrap-option="no-wrap" fo:border="0.74pt solid #000000"/>
      <style:paragraph-properties fo:text-align="center"/>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no-wrap" fo:border="0.74pt solid #000000"/>
      <style:paragraph-properties fo:text-align="center" fo:margin-left="0cm"/>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fo:wrap-option="no-wrap"/>
      <style:paragraph-properties fo:text-align="start" fo:margin-left="0.706cm"/>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fo:language="zxx" fo:country="none"/>
    </style:style>
    <style:style style:name="ce35"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no-wrap"/>
      <style:text-properties style:font-name="Ubuntu" fo:language="zxx" fo:country="none"/>
    </style:style>
    <style:style style:name="ce54" style:family="table-cell" style:parent-style-name="Default">
      <style:table-cell-properties style:text-align-source="fix" style:repeat-content="false" fo:wrap-option="no-wrap"/>
      <style:paragraph-properties fo:text-align="start" fo:margin-left="0.353cm"/>
      <style:text-properties style:font-name="Ubuntu" fo:language="zxx" fo:country="none"/>
    </style:style>
    <style:style style:name="ce38" style:family="table-cell" style:parent-style-name="Default">
      <style:table-cell-properties fo:wrap-option="no-wrap" fo:border="0.74pt solid #000000"/>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fo:wrap-option="no-wrap"/>
      <style:paragraph-properties fo:text-align="start" fo:margin-left="0.353cm"/>
      <style:text-properties style:font-name="Ubuntu" fo:language="zxx" fo:country="none" fo:font-weight="normal" style:font-weight-asian="normal" style:font-weight-complex="normal"/>
    </style:style>
    <style:style style:name="ce40" style:family="table-cell" style:parent-style-name="Default">
      <style:table-cell-properties style:text-align-source="fix" style:repeat-content="false" fo:wrap-option="no-wrap"/>
      <style:paragraph-properties fo:text-align="start" fo:margin-left="0.706cm"/>
      <style:text-properties style:font-name="Ubuntu" fo:language="zxx" fo:country="none"/>
    </style:style>
    <style:style style:name="ce41" style:family="table-cell" style:parent-style-name="Default">
      <style:table-cell-properties style:text-align-source="fix" style:repeat-content="false" fo:wrap-option="wrap"/>
      <style:paragraph-properties fo:text-align="start" fo:margin-left="0.353cm"/>
      <style:text-properties style:font-name="Ubuntu" fo:language="zxx" fo:country="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Ubuntu" fo:font-size="10pt"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base-cell-address="duplicates.H2">
          <table:error-message table:message-type="stop" table:display="true"/>
        </table:content-validation>
        <table:content-validation table:name="val2" table:condition="of:cell-content-is-in-list(&quot;YES&quot;;&quot;NO&quot;;&quot;REVIEW&quot;)" table:allow-empty-cell="true" table:display-list="unsorted" table:base-cell-address="duplicates.H3">
          <table:error-message table:message-type="stop" table:display="true"/>
        </table:content-validation>
        <table:content-validation table:name="val3" table:condition="of:cell-content-is-in-list(&quot;YES&quot;;&quot;NO&quot;;&quot;REVIEW&quot;)" table:allow-empty-cell="true" table:display-list="unsorted" table:base-cell-address="duplicates.I3">
          <table:error-message table:message-type="stop" table:display="true"/>
        </table:content-validation>
        <table:content-validation table:name="val4" table:condition="of:cell-content-is-in-list(&quot;DELETE_ORIGINAL&quot;;&quot;DELETE_DUPLICATE&quot;;&quot;DELETE_BOTH&quot;;&quot;HARD_LINK_ORIG&quot;;&quot;HARD_LINK_DUP&quot;;&quot;SOFT_LINK_ORIG&quot;;&quot;SOFT_LINK_DUP&quot;;&quot;MOVE_ORIG_TO&quot;;&quot;MOVE_DUP_TO&quot;;&quot;REVIEW_NEEDED&quot;)" table:allow-empty-cell="true" table:display-list="unsorted" table:base-cell-address="duplicates.J3">
          <table:error-message table:message-type="stop" table:display="true"/>
        </table:content-validation>
      </table:content-validations>
      <table:table table:name="duplicates" table:style-name="ta1">
        <office:forms form:automatic-focus="false" form:apply-design-mode="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Default"/>
        <table:table-column table:style-name="co8" table:number-columns-repeated="2" table:default-cell-style-name="Default"/>
        <table:table-column table:style-name="co9" table:default-cell-style-name="Default"/>
        <table:table-column table:style-name="co5" table:number-columns-repeated="16374" table:default-cell-style-name="Default"/>
        <table:table-row table:style-name="ro1">
          <table:table-cell table:style-name="ce2"/>
          <table:table-cell table:number-columns-repeated="3"/>
          <table:table-cell table:style-name="ce10" table:formula="of:=TEXT(SUM([.F3:.F17])/1024^3; &quot;#,##0.00&quot;) &amp; &quot; GB&quot; &amp; &quot;--&gt;&quot;" office:value-type="string" office:string-value="0,00 GB--&gt;" calcext:value-type="string">
            <text:p>0,00 GB--&gt;</text:p>
          </table:table-cell>
          <table:table-cell table:formula="of:=SUBTOTAL(9; [.F3:.F17])" office:value-type="float" office:value="4624738" calcext:value-type="float">
            <text:p>4.624.738</text:p>
          </table:table-cell>
          <table:table-cell/>
          <table:table-cell table:content-validation-name="val1" table:number-columns-repeated="3"/>
          <table:table-cell table:number-columns-repeated="16374"/>
        </table:table-row>
        <table:table-row table:style-name="ro1">
          <table:table-cell table:style-name="ce4"/>
          <table:table-cell office:value-type="string" calcext:value-type="string">
            <text:p>OriginalFolder</text:p>
          </table:table-cell>
          <table:table-cell office:value-type="string" calcext:value-type="string">
            <text:p>OriginalFile</text:p>
          </table:table-cell>
          <table:table-cell office:value-type="string" calcext:value-type="string">
            <text:p>DuplicateFolder</text:p>
          </table:table-cell>
          <table:table-cell office:value-type="string" calcext:value-type="string">
            <text:p>DuplicateFile</text:p>
          </table:table-cell>
          <table:table-cell office:value-type="string" calcext:value-type="string">
            <text:p>Size</text:p>
          </table:table-cell>
          <table:table-cell office:value-type="string" calcext:value-type="string">
            <text:p>Hash</text:p>
          </table:table-cell>
          <table:table-cell table:content-validation-name="val1" office:value-type="string" calcext:value-type="string">
            <text:p>KeepOrig</text:p>
          </table:table-cell>
          <table:table-cell table:content-validation-name="val1" office:value-type="string" calcext:value-type="string">
            <text:p>KeepDup</text:p>
          </table:table-cell>
          <table:table-cell table:content-validation-name="val1" office:value-type="string" calcext:value-type="string">
            <text:p>Action</text:p>
          </table:table-cell>
          <table:table-cell office:value-type="string" calcext:value-type="string">
            <text:p>NOTES</text:p>
          </table:table-cell>
          <table:table-cell table:number-columns-repeated="16373"/>
        </table:table-row>
        <table:table-row table:style-name="ro1">
          <table:table-cell/>
          <table:table-cell table:style-name="ce11" office:value-type="string" calcext:value-type="string">
            <text:p>/mnt/mint21/home/banos/ARCHIVE/ART/poetry/kardelen</text:p>
          </table:table-cell>
          <table:table-cell table:style-name="ce12" office:value-type="string" calcext:value-type="string">
            <text:p>the.inability.of.the.writer.to.overwhelm.death.pdf</text:p>
          </table:table-cell>
          <table:table-cell table:style-name="ce13" office:value-type="string" calcext:value-type="string">
            <text:p>/mnt/mint21/home/banos/Music/banosMusic/lazaridis/lazaridis.kardelen</text:p>
          </table:table-cell>
          <table:table-cell table:style-name="ce15" office:value-type="string" calcext:value-type="string">
            <text:p>the.inability.of.the.writer.to.overwhelm.death.pdf</text:p>
          </table:table-cell>
          <table:table-cell office:value-type="float" office:value="39412" calcext:value-type="float">
            <text:p>39.412</text:p>
          </table:table-cell>
          <table:table-cell office:value-type="string" calcext:value-type="string">
            <text:p>657ab5eb4cf8730e3e8c36f7112b46049b84f14c92ac2d150804678786b889b6</text:p>
          </table:table-cell>
          <table:table-cell table:style-name="ce32" table:content-validation-name="val2" office:value-type="string" calcext:value-type="string">
            <text:p>LINK</text:p>
          </table:table-cell>
          <table:table-cell table:style-name="ce36" table:content-validation-name="val3" office:value-type="string" calcext:value-type="string">
            <text:p>YES</text:p>
          </table:table-cell>
          <table:table-cell table:content-validation-name="val4" office:value-type="string" calcext:value-type="string">
            <text:p>SOFTLINK_ORIGINAL</text:p>
          </table:table-cell>
          <table:table-cell table:number-columns-repeated="16374"/>
        </table:table-row>
        <table:table-row table:style-name="ro1">
          <table:table-cell/>
          <table:table-cell table:style-name="ce11" office:value-type="string" calcext:value-type="string">
            <text:p>/mnt/mint21/home/banos/ARCHIVE/georgia</text:p>
          </table:table-cell>
          <table:table-cell table:style-name="ce12" office:value-type="string" calcext:value-type="string">
            <text:p>Kantorei - Salve Regina (Desenclos) - CLIP.mp3</text:p>
          </table:table-cell>
          <table:table-cell table:style-name="ce13" office:value-type="string" calcext:value-type="string">
            <text:p>/mnt/mint21/home/banos/Music/classic</text:p>
          </table:table-cell>
          <table:table-cell table:style-name="ce15" office:value-type="string" calcext:value-type="string">
            <text:p>Kantorei - Salve Regina (Desenclos) - CLIP.mp3</text:p>
          </table:table-cell>
          <table:table-cell office:value-type="float" office:value="455160" calcext:value-type="float">
            <text:p>455.160</text:p>
          </table:table-cell>
          <table:table-cell office:value-type="string" calcext:value-type="string">
            <text:p>5c2a8afc5c7c49aee3ea7bf5227f9e3e374a44ddc55d78d2e00f873e0d18f1a0</text:p>
          </table:table-cell>
          <table:table-cell table:style-name="ce32" table:content-validation-name="val2" office:value-type="string" calcext:value-type="string">
            <text:p>LINK</text:p>
          </table:table-cell>
          <table:table-cell table:style-name="ce36" table:content-validation-name="val3" office:value-type="string" calcext:value-type="string">
            <text:p>YES</text:p>
          </table:table-cell>
          <table:table-cell table:content-validation-name="val4" office:value-type="string" calcext:value-type="string">
            <text:p>SOFTLINK_ORIGINAL</text:p>
          </table:table-cell>
          <table:table-cell table:number-columns-repeated="16374"/>
        </table:table-row>
        <table:table-row table:style-name="ro1">
          <table:table-cell/>
          <table:table-cell table:style-name="ce11" office:value-type="string" calcext:value-type="string">
            <text:p>/mnt/mint21/home/banos/ARCHIVE/georgia/ειδικη αγωγη</text:p>
          </table:table-cell>
          <table:table-cell table:style-name="ce12" office:value-type="string" calcext:value-type="string">
            <text:p>Ειδική Αγωγή και Ένταξη.doc</text:p>
          </table:table-cell>
          <table:table-cell table:style-name="ce13" office:value-type="string" calcext:value-type="string">
            <text:p>/mnt/mint21/home/banos/ARCHIVE/georgia/τυφλά</text:p>
          </table:table-cell>
          <table:table-cell table:style-name="ce15" office:value-type="string" calcext:value-type="string">
            <text:p>Ειδική Αγωγή και Ένταξη.doc</text:p>
          </table:table-cell>
          <table:table-cell office:value-type="float" office:value="107008" calcext:value-type="float">
            <text:p>107.008</text:p>
          </table:table-cell>
          <table:table-cell office:value-type="string" calcext:value-type="string">
            <text:p>c5df1463eb42ae4a4b47bae5e9ecdc903a7cbb780fefd73d60477623097d4ef0</text:p>
          </table:table-cell>
          <table:table-cell table:style-name="ce36" table:content-validation-name="val2" office:value-type="string" calcext:value-type="string">
            <text:p>YES</text:p>
          </table:table-cell>
          <table:table-cell table:style-name="ce32" table:content-validation-name="val3" office:value-type="string" calcext:value-type="string">
            <text:p>LINK</text:p>
          </table:table-cell>
          <table:table-cell table:content-validation-name="val4" office:value-type="string" calcext:value-type="string">
            <text:p>SOFTLINK_DUPLICATE</text:p>
          </table:table-cell>
          <table:table-cell table:number-columns-repeated="16374"/>
        </table:table-row>
        <table:table-row table:style-name="ro1">
          <table:table-cell/>
          <table:table-cell table:style-name="ce11" office:value-type="string" calcext:value-type="string">
            <text:p>/mnt/mint21/home/banos/ARCHIVE/georgia/ειδικη αγωγη</text:p>
          </table:table-cell>
          <table:table-cell table:style-name="ce12" office:value-type="string" calcext:value-type="string">
            <text:p>eyklid.doc</text:p>
          </table:table-cell>
          <table:table-cell table:style-name="ce13" office:value-type="string" calcext:value-type="string">
            <text:p>/mnt/mint21/home/banos/ARCHIVE/georgia/τυφλά</text:p>
          </table:table-cell>
          <table:table-cell table:style-name="ce15" office:value-type="string" calcext:value-type="string">
            <text:p>eyklid.doc</text:p>
          </table:table-cell>
          <table:table-cell office:value-type="float" office:value="602112" calcext:value-type="float">
            <text:p>602.112</text:p>
          </table:table-cell>
          <table:table-cell office:value-type="string" calcext:value-type="string">
            <text:p>b824ec103b36e6912b806994b31f89bf417c3df697f85b47b84580ee6db78513</text:p>
          </table:table-cell>
          <table:table-cell table:style-name="ce36" table:content-validation-name="val2" office:value-type="string" calcext:value-type="string">
            <text:p>YES</text:p>
          </table:table-cell>
          <table:table-cell table:style-name="ce32" table:content-validation-name="val3" office:value-type="string" calcext:value-type="string">
            <text:p>LINK</text:p>
          </table:table-cell>
          <table:table-cell table:content-validation-name="val4" office:value-type="string" calcext:value-type="string">
            <text:p>SOFTLINK_DUPLICATE</text:p>
          </table:table-cell>
          <table:table-cell table:number-columns-repeated="16374"/>
        </table:table-row>
        <table:table-row table:style-name="ro1">
          <table:table-cell/>
          <table:table-cell table:style-name="ce11" office:value-type="string" calcext:value-type="string">
            <text:p>/mnt/mint21/home/banos/ARCHIVE/georgia/ειδικη αγωγη/eidiko sxoleio ermoupolis_files</text:p>
          </table:table-cell>
          <table:table-cell table:style-name="ce12" office:value-type="string" calcext:value-type="string">
            <text:p>anapir.gif</text:p>
          </table:table-cell>
          <table:table-cell table:style-name="ce13" office:value-type="string" calcext:value-type="string">
            <text:p>/mnt/mint21/home/banos/ARCHIVE/georgia/ειδικη αγωγη/βιβλιογρ-ειδικ-αγωγ_files</text:p>
          </table:table-cell>
          <table:table-cell table:style-name="ce15" office:value-type="string" calcext:value-type="string">
            <text:p>anapir.gif</text:p>
          </table:table-cell>
          <table:table-cell office:value-type="float" office:value="14468" calcext:value-type="float">
            <text:p>14.468</text:p>
          </table:table-cell>
          <table:table-cell office:value-type="string" calcext:value-type="string">
            <text:p>fe01aaf04ca65b802529c78fe38ef499c9104d3d8d7c39b2892ca12cc789aaed</text:p>
          </table:table-cell>
          <table:table-cell table:style-name="ce36" table:content-validation-name="val2" office:value-type="string" calcext:value-type="string">
            <text:p>YES</text:p>
          </table:table-cell>
          <table:table-cell table:style-name="ce32" table:content-validation-name="val3" office:value-type="string" calcext:value-type="string">
            <text:p>LINK</text:p>
          </table:table-cell>
          <table:table-cell table:content-validation-name="val4" office:value-type="string" calcext:value-type="string">
            <text:p>SOFTLINK_DUPLICATE</text:p>
          </table:table-cell>
          <table:table-cell table:number-columns-repeated="16374"/>
        </table:table-row>
        <table:table-row table:style-name="ro1">
          <table:table-cell/>
          <table:table-cell table:style-name="ce11" office:value-type="string" calcext:value-type="string">
            <text:p>/mnt/mint21/home/banos/ARCHIVE/POLITICS/ΒΟΥΛΕΥΤΙΚΕΣ ΕΚΛΟΓΕΣ 2004</text:p>
          </table:table-cell>
          <table:table-cell table:style-name="ce12" office:value-type="string" calcext:value-type="string">
            <text:p>Βιογραφικά υποψηφίων Θεσσαλονίκης.doc</text:p>
          </table:table-cell>
          <table:table-cell table:style-name="ce13" office:value-type="string" calcext:value-type="string">
            <text:p>/mnt/mint21/home/banos/ARCHIVE/POLITICS</text:p>
          </table:table-cell>
          <table:table-cell table:style-name="ce15" office:value-type="string" calcext:value-type="string">
            <text:p>Βιογραφικά υποψηφίων Θεσσαλονίκης.doc</text:p>
          </table:table-cell>
          <table:table-cell office:value-type="float" office:value="323072" calcext:value-type="float">
            <text:p>323.072</text:p>
          </table:table-cell>
          <table:table-cell office:value-type="string" calcext:value-type="string">
            <text:p>4a41d2bdee0c3081f1584fae85141fbb037ab104fa35ccbe0ee0b4e445d58c16</text:p>
          </table:table-cell>
          <table:table-cell table:style-name="ce32" table:content-validation-name="val2" office:value-type="string" calcext:value-type="string">
            <text:p>LINK</text:p>
          </table:table-cell>
          <table:table-cell table:style-name="ce36" table:content-validation-name="val3" office:value-type="string" calcext:value-type="string">
            <text:p>YES</text:p>
          </table:table-cell>
          <table:table-cell table:content-validation-name="val4" office:value-type="string" calcext:value-type="string">
            <text:p>SOFTLINK_ORIGINAL</text:p>
          </table:table-cell>
          <table:table-cell table:number-columns-repeated="16374"/>
        </table:table-row>
        <table:table-row table:style-name="ro1">
          <table:table-cell/>
          <table:table-cell table:style-name="ce9" office:value-type="string" calcext:value-type="string">
            <text:p>/mnt/mint21/home/banos/ARCHIVE/POLITICS/banos.articles/DigitalEduPolicy.banos</text:p>
          </table:table-cell>
          <table:table-cell table:style-name="ce16" office:value-type="string" calcext:value-type="string">
            <text:p>DigitalEduPolicy.banos.odt</text:p>
          </table:table-cell>
          <table:table-cell table:style-name="ce18" office:value-type="string" calcext:value-type="string">
            <text:p>/mnt/mint21/home/banos/Dropbox/anna-banos</text:p>
          </table:table-cell>
          <table:table-cell table:style-name="ce21" office:value-type="string" calcext:value-type="string">
            <text:p>Link to DigitalEduPolicy.banos.odt</text:p>
          </table:table-cell>
          <table:table-cell office:value-type="float" office:value="45282" calcext:value-type="float">
            <text:p>45.282</text:p>
          </table:table-cell>
          <table:table-cell office:value-type="string" calcext:value-type="string">
            <text:p>55e4e14ac795d1bfd98216a4cab13189d014db5039fe2ef6744148fd80e6bc00</text:p>
          </table:table-cell>
          <table:table-cell table:style-name="ce36" table:content-validation-name="val2" office:value-type="string" calcext:value-type="string">
            <text:p>YES</text:p>
          </table:table-cell>
          <table:table-cell table:style-name="ce39" table:content-validation-name="val3" office:value-type="string" calcext:value-type="string">
            <text:p>NO</text:p>
          </table:table-cell>
          <table:table-cell table:content-validation-name="val4" office:value-type="string" calcext:value-type="string">
            <text:p>DELETE_DUPLICATE</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3. Hafta(1).docx</text:p>
          </table:table-cell>
          <table:table-cell table:style-name="ce13" office:value-type="string" calcext:value-type="string">
            <text:p>/mnt/mint21/home/banos/Downloads</text:p>
          </table:table-cell>
          <table:table-cell table:style-name="ce15" office:value-type="string" calcext:value-type="string">
            <text:p>3. Hafta(2).docx</text:p>
          </table:table-cell>
          <table:table-cell office:value-type="float" office:value="18327" calcext:value-type="float">
            <text:p>18.327</text:p>
          </table:table-cell>
          <table:table-cell office:value-type="string" calcext:value-type="string">
            <text:p>ae47ef4ce87e17002383dacfbb0a47d888db6d9d440054f76e2db8ffcb907cec</text:p>
          </table:table-cell>
          <table:table-cell table:style-name="ce37" table:content-validation-name="val2" office:value-type="string" calcext:value-type="string">
            <text:p>LINK</text:p>
          </table:table-cell>
          <table:table-cell table:style-name="ce36" table:content-validation-name="val3" office:value-type="string" calcext:value-type="string">
            <text:p>YES</text:p>
          </table:table-cell>
          <table:table-cell table:content-validation-name="val4" office:value-type="string" calcext:value-type="string">
            <text:p>HARDLINK_ORIGINAL</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3. Hafta(1).docx</text:p>
          </table:table-cell>
          <table:table-cell table:style-name="ce13" office:value-type="string" calcext:value-type="string">
            <text:p>/mnt/mint21/home/banos/Downloads</text:p>
          </table:table-cell>
          <table:table-cell table:style-name="ce15" office:value-type="string" calcext:value-type="string">
            <text:p>3. Hafta.docx</text:p>
          </table:table-cell>
          <table:table-cell office:value-type="float" office:value="18327" calcext:value-type="float">
            <text:p>18.327</text:p>
          </table:table-cell>
          <table:table-cell office:value-type="string" calcext:value-type="string">
            <text:p>ae47ef4ce87e17002383dacfbb0a47d888db6d9d440054f76e2db8ffcb907cec</text:p>
          </table:table-cell>
          <table:table-cell table:style-name="ce39" table:content-validation-name="val2" office:value-type="string" calcext:value-type="string">
            <text:p>NO</text:p>
          </table:table-cell>
          <table:table-cell table:style-name="ce36" table:content-validation-name="val3" office:value-type="string" calcext:value-type="string">
            <text:p>YES</text:p>
          </table:table-cell>
          <table:table-cell table:content-validation-name="val4" office:value-type="string" calcext:value-type="string">
            <text:p>DELETE_ORIGINAL</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3. Hafta(2).docx</text:p>
          </table:table-cell>
          <table:table-cell table:style-name="ce13" office:value-type="string" calcext:value-type="string">
            <text:p>/mnt/mint21/home/banos/Downloads</text:p>
          </table:table-cell>
          <table:table-cell table:style-name="ce15" office:value-type="string" calcext:value-type="string">
            <text:p>3. Hafta.docx</text:p>
          </table:table-cell>
          <table:table-cell office:value-type="float" office:value="18327" calcext:value-type="float">
            <text:p>18.327</text:p>
          </table:table-cell>
          <table:table-cell office:value-type="string" calcext:value-type="string">
            <text:p>ae47ef4ce87e17002383dacfbb0a47d888db6d9d440054f76e2db8ffcb907cec</text:p>
          </table:table-cell>
          <table:table-cell table:content-validation-name="val2"/>
          <table:table-cell table:content-validation-name="val3"/>
          <table:table-cell table:content-validation-name="val4"/>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Employment+Offer+(DE)+2025-03-11-1.pdf</text:p>
          </table:table-cell>
          <table:table-cell table:style-name="ce13" office:value-type="string" calcext:value-type="string">
            <text:p>/mnt/mint21/home/banos/Downloads</text:p>
          </table:table-cell>
          <table:table-cell table:style-name="ce15" office:value-type="string" calcext:value-type="string">
            <text:p>Employment+Offer+(DE)+2025-03-11.pdf</text:p>
          </table:table-cell>
          <table:table-cell office:value-type="float" office:value="189184" calcext:value-type="float">
            <text:p>189.184</text:p>
          </table:table-cell>
          <table:table-cell office:value-type="string" calcext:value-type="string">
            <text:p>bab17153ed5c53f541fedffc806c64bcf25358a41d098a5c4acfab7e9ffbde58</text:p>
          </table:table-cell>
          <table:table-cell table:style-name="ce36" table:content-validation-name="val2" office:value-type="string" calcext:value-type="string">
            <text:p>YES</text:p>
          </table:table-cell>
          <table:table-cell table:style-name="ce37" table:content-validation-name="val3" office:value-type="string" calcext:value-type="string">
            <text:p>LINK</text:p>
          </table:table-cell>
          <table:table-cell table:content-validation-name="val4" office:value-type="string" calcext:value-type="string">
            <text:p>HARDLINK_DUPLICATE</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080824-ΕΠΙΣΤΟΛΗ ΣΥΝΗΓΟΡΟΥ-ΣΧΟΛΙΚΗ ΔΙΑΡΡΟΗ-1.pdf</text:p>
          </table:table-cell>
          <table:table-cell table:style-name="ce13" office:value-type="string" calcext:value-type="string">
            <text:p>/mnt/mint21/home/banos/Downloads</text:p>
          </table:table-cell>
          <table:table-cell table:style-name="ce15" office:value-type="string" calcext:value-type="string">
            <text:p>080824-ΕΠΙΣΤΟΛΗ ΣΥΝΗΓΟΡΟΥ-ΣΧΟΛΙΚΗ ΔΙΑΡΡΟΗ-2.pdf</text:p>
          </table:table-cell>
          <table:table-cell office:value-type="float" office:value="628228" calcext:value-type="float">
            <text:p>628.228</text:p>
          </table:table-cell>
          <table:table-cell office:value-type="string" calcext:value-type="string">
            <text:p>5adb5177f37ba5803352b2ec34dd068faeef4477b5d331a4c5a4704e2387028e</text:p>
          </table:table-cell>
          <table:table-cell table:content-validation-name="val2"/>
          <table:table-cell table:content-validation-name="val3"/>
          <table:table-cell table:content-validation-name="val4"/>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080824-ΕΠΙΣΤΟΛΗ ΣΥΝΗΓΟΡΟΥ-ΣΧΟΛΙΚΗ ΔΙΑΡΡΟΗ-1.pdf</text:p>
          </table:table-cell>
          <table:table-cell table:style-name="ce13" office:value-type="string" calcext:value-type="string">
            <text:p>/mnt/mint21/home/banos/MEGAsync/MegaBanosOlga/EKPAIDEVTIKI_ANADOXI-edu_fostering/texts-opinions-positions-actions-research/research/synigoros-survey</text:p>
          </table:table-cell>
          <table:table-cell table:style-name="ce15" office:value-type="string" calcext:value-type="string">
            <text:p>080824-ΕΠΙΣΤΟΛΗ ΣΥΝΗΓΟΡΟΥ-ΣΧΟΛΙΚΗ ΔΙΑΡΡΟΗ.pdf</text:p>
          </table:table-cell>
          <table:table-cell office:value-type="float" office:value="628228" calcext:value-type="float">
            <text:p>628.228</text:p>
          </table:table-cell>
          <table:table-cell office:value-type="string" calcext:value-type="string">
            <text:p>5adb5177f37ba5803352b2ec34dd068faeef4477b5d331a4c5a4704e2387028e</text:p>
          </table:table-cell>
          <table:table-cell table:style-name="ce39" table:content-validation-name="val2" office:value-type="string" calcext:value-type="string">
            <text:p>NO</text:p>
          </table:table-cell>
          <table:table-cell table:style-name="ce36" table:content-validation-name="val3" office:value-type="string" calcext:value-type="string">
            <text:p>YES</text:p>
          </table:table-cell>
          <table:table-cell table:content-validation-name="val4" office:value-type="string" calcext:value-type="string">
            <text:p>DELETE_ORIGINAL</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080824-ΕΠΙΣΤΟΛΗ ΣΥΝΗΓΟΡΟΥ-ΣΧΟΛΙΚΗ ΔΙΑΡΡΟΗ-2.pdf</text:p>
          </table:table-cell>
          <table:table-cell table:style-name="ce13" office:value-type="string" calcext:value-type="string">
            <text:p>/mnt/mint21/home/banos/MEGAsync/MegaBanosOlga/EKPAIDEVTIKI_ANADOXI-edu_fostering/texts-opinions-positions-actions-research/research/synigoros-survey</text:p>
          </table:table-cell>
          <table:table-cell table:style-name="ce15" office:value-type="string" calcext:value-type="string">
            <text:p>080824-ΕΠΙΣΤΟΛΗ ΣΥΝΗΓΟΡΟΥ-ΣΧΟΛΙΚΗ ΔΙΑΡΡΟΗ.pdf</text:p>
          </table:table-cell>
          <table:table-cell office:value-type="float" office:value="628228" calcext:value-type="float">
            <text:p>628.228</text:p>
          </table:table-cell>
          <table:table-cell office:value-type="string" calcext:value-type="string">
            <text:p>5adb5177f37ba5803352b2ec34dd068faeef4477b5d331a4c5a4704e2387028e</text:p>
          </table:table-cell>
          <table:table-cell table:style-name="ce39" table:content-validation-name="val2" office:value-type="string" calcext:value-type="string">
            <text:p>NO</text:p>
          </table:table-cell>
          <table:table-cell table:style-name="ce36" table:content-validation-name="val3" office:value-type="string" calcext:value-type="string">
            <text:p>YES</text:p>
          </table:table-cell>
          <table:table-cell table:content-validation-name="val4" office:value-type="string" calcext:value-type="string">
            <text:p>DELETE_ORIGINAL</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0000741591032025-1.pdf</text:p>
          </table:table-cell>
          <table:table-cell table:style-name="ce13" office:value-type="string" calcext:value-type="string">
            <text:p>/mnt/mint21/home/banos/Downloads</text:p>
          </table:table-cell>
          <table:table-cell table:style-name="ce15" office:value-type="string" calcext:value-type="string">
            <text:p>0000741591032025.pdf</text:p>
          </table:table-cell>
          <table:table-cell office:value-type="float" office:value="909375" calcext:value-type="float">
            <text:p>909.375</text:p>
          </table:table-cell>
          <table:table-cell office:value-type="string" calcext:value-type="string">
            <text:p>f307a873474640f0dbeaee8f2d0c98e3457594417de381822c7ef60f2fdf80d9</text:p>
          </table:table-cell>
          <table:table-cell table:content-validation-name="val2"/>
          <table:table-cell table:content-validation-name="val3"/>
          <table:table-cell table:content-validation-name="val4" office:value-type="string" calcext:value-type="string">
            <text:p>DELETE_BOTH</text:p>
          </table:table-cell>
          <table:table-cell table:number-columns-repeated="16374"/>
        </table:table-row>
        <table:table-row table:style-name="ro1" table:number-rows-repeated="1048558">
          <table:table-cell table:number-columns-repeated="7"/>
          <table:table-cell table:content-validation-name="val2"/>
          <table:table-cell table:content-validation-name="val3"/>
          <table:table-cell table:content-validation-name="val4"/>
          <table:table-cell table:number-columns-repeated="16374"/>
        </table:table-row>
        <table:table-row table:style-name="ro1">
          <table:table-cell table:number-columns-repeated="7"/>
          <table:table-cell table:content-validation-name="val2"/>
          <table:table-cell table:content-validation-name="val3"/>
          <table:table-cell table:content-validation-name="val4"/>
          <table:table-cell table:number-columns-repeated="16374"/>
        </table:table-row>
        <table:named-expressions>
          <table:named-range table:name="data" table:base-cell-address="$duplicates.$B$2" table:cell-range-address="$duplicates.$B$2:.$K$1048576" table:range-usable-as="filter"/>
        </table:named-expressions>
        <calcext:conditional-formats>
          <calcext:conditional-format calcext:target-range-address="duplicates.B10:duplicates.B17 duplicates.B3:duplicates.B8">
            <calcext:condition calcext:apply-style-name="Hyperlink" calcext:value="=[.D3:.D17]" calcext:base-cell-address="duplicates.B3"/>
          </calcext:conditional-format>
          <calcext:conditional-format calcext:target-range-address="duplicates.D10:duplicates.D17 duplicates.D3:duplicates.D8">
            <calcext:condition calcext:apply-style-name="Hyperlink" calcext:value="=[.B3:.B17]" calcext:base-cell-address="duplicates.D3"/>
          </calcext:conditional-format>
          <calcext:conditional-format calcext:target-range-address="duplicates.C10:duplicates.C17 duplicates.C3:duplicates.C8">
            <calcext:condition calcext:apply-style-name="Hyperlink" calcext:value="=[.E3:.E17]" calcext:base-cell-address="duplicates.C3"/>
          </calcext:conditional-format>
          <calcext:conditional-format calcext:target-range-address="duplicates.E10:duplicates.E17 duplicates.E3:duplicates.E8">
            <calcext:condition calcext:apply-style-name="Hyperlink" calcext:value="=[.C3:.C17]" calcext:base-cell-address="duplicates.E3"/>
          </calcext:conditional-format>
          <calcext:conditional-format calcext:target-range-address="duplicates.B9:duplicates.B9">
            <calcext:condition calcext:apply-style-name="Hyperlink" calcext:value="=[.D9:.D17]" calcext:base-cell-address="duplicates.B9"/>
          </calcext:conditional-format>
          <calcext:conditional-format calcext:target-range-address="duplicates.D9:duplicates.D9">
            <calcext:condition calcext:apply-style-name="Hyperlink" calcext:value="=[.B9:.B17]" calcext:base-cell-address="duplicates.D9"/>
          </calcext:conditional-format>
          <calcext:conditional-format calcext:target-range-address="duplicates.C9:duplicates.C9">
            <calcext:condition calcext:apply-style-name="Hyperlink" calcext:value="=[.E9:.E17]" calcext:base-cell-address="duplicates.C9"/>
          </calcext:conditional-format>
          <calcext:conditional-format calcext:target-range-address="duplicates.E9:duplicates.E9">
            <calcext:condition calcext:apply-style-name="Hyperlink" calcext:value="=[.C9:.C17]" calcext:base-cell-address="duplicates.E9"/>
          </calcext:conditional-format>
        </calcext:conditional-formats>
      </table:table>
      <table:table table:name="help" table:style-name="ta1">
        <table:table-column table:style-name="co10" table:default-cell-style-name="ce53"/>
        <table:table-column table:style-name="co11" table:default-cell-style-name="ce53"/>
        <table:table-column table:style-name="co12" table:default-cell-style-name="ce53"/>
        <table:table-column table:style-name="co13" table:default-cell-style-name="ce53"/>
        <table:table-column table:style-name="co14" table:number-columns-repeated="16380" table:default-cell-style-name="ce34"/>
        <table:table-row table:style-name="ro2">
          <table:table-cell table:style-name="ce42" office:value-type="string" calcext:value-type="string" table:number-columns-spanned="4" table:number-rows-spanned="1">
            <text:p>duplicates.ods - Enhanced Spreadsheet Analysis</text:p>
          </table:table-cell>
          <table:covered-table-cell table:number-columns-repeated="3"/>
          <table:table-cell table:number-columns-repeated="16380"/>
        </table:table-row>
        <table:table-row table:style-name="ro2">
          <table:table-cell table:style-name="ce42"/>
          <table:table-cell table:number-columns-repeated="16383"/>
        </table:table-row>
        <table:table-row table:style-name="ro3">
          <table:table-cell table:style-name="ce22" office:value-type="string" calcext:value-type="string" table:number-columns-spanned="4" table:number-rows-spanned="1">
            <text:p><text:span text:style-name="T1">Purpose</text:span>: Pre-formatted LibreOffice Calc spreadsheet with advanced filtering, visual indicators, and comprehensive file management capabilitie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Structure:</text:p>
          </table:table-cell>
          <table:covered-table-cell table:number-columns-repeated="3"/>
          <table:table-cell table:number-columns-repeated="16380"/>
        </table:table-row>
        <table:table-row table:style-name="ro1">
          <table:table-cell table:style-name="ce45" office:value-type="string" calcext:value-type="string" table:number-columns-spanned="4" table:number-rows-spanned="1">
            <text:p>duplicates sheet: <text:span text:style-name="T2">Main analysis area with enhanced layout and visual systems</text:span></text:p>
          </table:table-cell>
          <table:covered-table-cell table:number-columns-repeated="3" table:style-name="ce54"/>
          <table:table-cell table:number-columns-repeated="16380"/>
        </table:table-row>
        <table:table-row table:style-name="ro1">
          <table:table-cell table:style-name="ce45" office:value-type="string" calcext:value-type="string" table:number-columns-spanned="4" table:number-rows-spanned="1">
            <text:p>help sheet: <text:span text:style-name="T2">Contains complete usage instructions and macro documentation</text:span></text:p>
          </table:table-cell>
          <table:covered-table-cell table:number-columns-repeated="3" table:style-name="ce54"/>
          <table:table-cell table:number-columns-repeated="16380"/>
        </table:table-row>
        <table:table-row table:style-name="ro1">
          <table:table-cell table:style-name="ce45"/>
          <table:table-cell table:style-name="ce54" table:number-columns-repeated="3"/>
          <table:table-cell table:number-columns-repeated="16380"/>
        </table:table-row>
        <table:table-row table:style-name="ro4">
          <table:table-cell table:style-name="ce29" office:value-type="string" calcext:value-type="string" table:number-columns-spanned="4" table:number-rows-spanned="1">
            <text:p><text:s/>COLUMN LAYOUT</text:p>
          </table:table-cell>
          <table:covered-table-cell table:number-columns-repeated="3"/>
          <table:table-cell table:number-columns-repeated="16380"/>
        </table:table-row>
        <table:table-row table:style-name="ro1">
          <table:table-cell table:style-name="ce30" office:value-type="string" calcext:value-type="string">
            <text:p>Column</text:p>
          </table:table-cell>
          <table:table-cell table:style-name="ce30" office:value-type="string" calcext:value-type="string">
            <text:p>Name</text:p>
          </table:table-cell>
          <table:table-cell table:style-name="ce30" office:value-type="string" calcext:value-type="string">
            <text:p>Description</text:p>
          </table:table-cell>
          <table:table-cell table:style-name="ce30" office:value-type="string" calcext:value-type="string">
            <text:p>Special Features</text:p>
          </table:table-cell>
          <table:table-cell table:number-columns-repeated="16380"/>
        </table:table-row>
        <table:table-row table:style-name="ro1">
          <table:table-cell table:style-name="ce31" office:value-type="string" calcext:value-type="string">
            <text:p>A</text:p>
          </table:table-cell>
          <table:table-cell table:style-name="ce38" office:value-type="string" calcext:value-type="string">
            <text:p>Checkbox</text:p>
          </table:table-cell>
          <table:table-cell table:style-name="ce38" office:value-type="string" calcext:value-type="string">
            <text:p>Progress tracking with visual checkboxes</text:p>
          </table:table-cell>
          <table:table-cell table:style-name="ce38" office:value-type="string" calcext:value-type="string">
            <text:p>Format: [&gt;0]"☑";[=0]"☐";Standard</text:p>
          </table:table-cell>
          <table:table-cell table:number-columns-repeated="16380"/>
        </table:table-row>
        <table:table-row table:style-name="ro1">
          <table:table-cell table:style-name="ce31" office:value-type="string" calcext:value-type="string">
            <text:p>B</text:p>
          </table:table-cell>
          <table:table-cell table:style-name="ce38" office:value-type="string" calcext:value-type="string">
            <text:p>OriginalFolder</text:p>
          </table:table-cell>
          <table:table-cell table:style-name="ce38" office:value-type="string" calcext:value-type="string">
            <text:p>Path to original file location</text:p>
          </table:table-cell>
          <table:table-cell table:style-name="ce38" office:value-type="string" calcext:value-type="string">
            <text:p>Conditional formatting enabled</text:p>
          </table:table-cell>
          <table:table-cell table:number-columns-repeated="16380"/>
        </table:table-row>
        <table:table-row table:style-name="ro1">
          <table:table-cell table:style-name="ce31" office:value-type="string" calcext:value-type="string">
            <text:p>C</text:p>
          </table:table-cell>
          <table:table-cell table:style-name="ce38" office:value-type="string" calcext:value-type="string">
            <text:p>OriginalFile</text:p>
          </table:table-cell>
          <table:table-cell table:style-name="ce38" office:value-type="string" calcext:value-type="string">
            <text:p>Original filename</text:p>
          </table:table-cell>
          <table:table-cell table:style-name="ce38" office:value-type="string" calcext:value-type="string">
            <text:p>Conditional formatting enabled</text:p>
          </table:table-cell>
          <table:table-cell table:number-columns-repeated="16380"/>
        </table:table-row>
        <table:table-row table:style-name="ro1">
          <table:table-cell table:style-name="ce31" office:value-type="string" calcext:value-type="string">
            <text:p>D</text:p>
          </table:table-cell>
          <table:table-cell table:style-name="ce38" office:value-type="string" calcext:value-type="string">
            <text:p>DuplicateFolder</text:p>
          </table:table-cell>
          <table:table-cell table:style-name="ce38" office:value-type="string" calcext:value-type="string">
            <text:p>Path to duplicate file location</text:p>
          </table:table-cell>
          <table:table-cell table:style-name="ce38" office:value-type="string" calcext:value-type="string">
            <text:p>Conditional formatting enabled</text:p>
          </table:table-cell>
          <table:table-cell table:number-columns-repeated="16380"/>
        </table:table-row>
        <table:table-row table:style-name="ro1">
          <table:table-cell table:style-name="ce31" office:value-type="string" calcext:value-type="string">
            <text:p>E</text:p>
          </table:table-cell>
          <table:table-cell table:style-name="ce38" office:value-type="string" calcext:value-type="string">
            <text:p>DuplicateFile</text:p>
          </table:table-cell>
          <table:table-cell table:style-name="ce38" office:value-type="string" calcext:value-type="string">
            <text:p>Duplicate filename</text:p>
          </table:table-cell>
          <table:table-cell table:style-name="ce38" office:value-type="string" calcext:value-type="string">
            <text:p>Conditional formatting enabled</text:p>
          </table:table-cell>
          <table:table-cell table:number-columns-repeated="16380"/>
        </table:table-row>
        <table:table-row table:style-name="ro1">
          <table:table-cell table:style-name="ce31" office:value-type="string" calcext:value-type="string">
            <text:p>F</text:p>
          </table:table-cell>
          <table:table-cell table:style-name="ce38" office:value-type="string" calcext:value-type="string">
            <text:p>Size</text:p>
          </table:table-cell>
          <table:table-cell table:style-name="ce38" office:value-type="string" calcext:value-type="string">
            <text:p>File size in bytes</text:p>
          </table:table-cell>
          <table:table-cell table:style-name="ce38" office:value-type="string" calcext:value-type="string">
            <text:p>Standard sorting/filtering</text:p>
          </table:table-cell>
          <table:table-cell table:number-columns-repeated="16380"/>
        </table:table-row>
        <table:table-row table:style-name="ro1">
          <table:table-cell table:style-name="ce31" office:value-type="string" calcext:value-type="string">
            <text:p>G</text:p>
          </table:table-cell>
          <table:table-cell table:style-name="ce38" office:value-type="string" calcext:value-type="string">
            <text:p>Hash</text:p>
          </table:table-cell>
          <table:table-cell table:style-name="ce38" office:value-type="string" calcext:value-type="string">
            <text:p>File verification hash</text:p>
          </table:table-cell>
          <table:table-cell table:style-name="ce38" office:value-type="string" calcext:value-type="string">
            <text:p>Data integrity checking</text:p>
          </table:table-cell>
          <table:table-cell table:number-columns-repeated="16380"/>
        </table:table-row>
        <table:table-row table:style-name="ro1">
          <table:table-cell table:style-name="ce31" office:value-type="string" calcext:value-type="string">
            <text:p>H</text:p>
          </table:table-cell>
          <table:table-cell table:style-name="ce38" office:value-type="string" calcext:value-type="string">
            <text:p>KeepOrig</text:p>
          </table:table-cell>
          <table:table-cell table:style-name="ce38" office:value-type="string" calcext:value-type="string">
            <text:p>Keep original decision</text:p>
          </table:table-cell>
          <table:table-cell table:style-name="ce38" office:value-type="string" calcext:value-type="string">
            <text:p>YES/NO/REVIEW with color coding</text:p>
          </table:table-cell>
          <table:table-cell table:number-columns-repeated="16380"/>
        </table:table-row>
        <table:table-row table:style-name="ro1">
          <table:table-cell table:style-name="ce31" office:value-type="string" calcext:value-type="string">
            <text:p>I</text:p>
          </table:table-cell>
          <table:table-cell table:style-name="ce38" office:value-type="string" calcext:value-type="string">
            <text:p>KeepDup</text:p>
          </table:table-cell>
          <table:table-cell table:style-name="ce38" office:value-type="string" calcext:value-type="string">
            <text:p>Keep duplicate decision</text:p>
          </table:table-cell>
          <table:table-cell table:style-name="ce38" office:value-type="string" calcext:value-type="string">
            <text:p>YES/NO/REVIEW with color coding</text:p>
          </table:table-cell>
          <table:table-cell table:number-columns-repeated="16380"/>
        </table:table-row>
        <table:table-row table:style-name="ro1">
          <table:table-cell table:style-name="ce31" office:value-type="string" calcext:value-type="string">
            <text:p>J</text:p>
          </table:table-cell>
          <table:table-cell table:style-name="ce38" office:value-type="string" calcext:value-type="string">
            <text:p>Action</text:p>
          </table:table-cell>
          <table:table-cell table:style-name="ce38" office:value-type="string" calcext:value-type="string">
            <text:p>Recommended action</text:p>
          </table:table-cell>
          <table:table-cell table:style-name="ce38" office:value-type="string" calcext:value-type="string">
            <text:p>DELETE_ORIGINAL/DELETE_DUPLICATE/etc.</text:p>
          </table:table-cell>
          <table:table-cell table:number-columns-repeated="16380"/>
        </table:table-row>
        <table:table-row table:style-name="ro1">
          <table:table-cell table:style-name="ce31" office:value-type="string" calcext:value-type="string">
            <text:p>K</text:p>
          </table:table-cell>
          <table:table-cell table:style-name="ce38" office:value-type="string" calcext:value-type="string">
            <text:p>NOTES</text:p>
          </table:table-cell>
          <table:table-cell table:style-name="ce38" office:value-type="string" calcext:value-type="string">
            <text:p>User documentation</text:p>
          </table:table-cell>
          <table:table-cell table:style-name="ce38" office:value-type="string" calcext:value-type="string">
            <text:p>Free-form text for decision notes</text:p>
          </table:table-cell>
          <table:table-cell table:number-columns-repeated="16380"/>
        </table:table-row>
        <table:table-row table:style-name="ro1">
          <table:table-cell table:style-name="ce23" office:value-type="string" calcext:value-type="string" table:number-columns-spanned="4" table:number-rows-spanned="1">
            <text:p>Key Layout Changes:</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Data starts at Column B (A1 reserved for filter state indicator)</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CSV import at B3 </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Extended to Column K for notes and documentation</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Conditional formatting on path/filename columns (B-E)</text:p>
          </table:table-cell>
          <table:covered-table-cell table:number-columns-repeated="3" table:style-name="ce56"/>
          <table:table-cell table:number-columns-repeated="16380"/>
        </table:table-row>
        <table:table-row table:style-name="ro1">
          <table:table-cell table:style-name="ce49"/>
          <table:table-cell table:style-name="ce56" table:number-columns-repeated="3"/>
          <table:table-cell table:number-columns-repeated="16380"/>
        </table:table-row>
        <table:table-row table:style-name="ro4">
          <table:table-cell table:style-name="ce29" office:value-type="string" calcext:value-type="string" table:number-columns-spanned="4" table:number-rows-spanned="1">
            <text:p>ENHANCED VISUAL SYSTEM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1. Checkbox Progress Tracking (Column A)</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Format Code: [&gt;0]"☑";[=0]"☐";Standard</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Usage: Enter any positive number → Shows ☑ (processed)</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Usage: Enter 0 or empty → Shows ☐ (unprocessed)</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Benefit: Visual progress tracking without affecting data integrity</text:p>
          </table:table-cell>
          <table:covered-table-cell table:number-columns-repeated="3" table:style-name="ce56"/>
          <table:table-cell table:number-columns-repeated="16380"/>
        </table:table-row>
        <table:table-row table:style-name="ro1">
          <table:table-cell table:style-name="ce23" office:value-type="string" calcext:value-type="string" table:number-columns-spanned="4" table:number-rows-spanned="1">
            <text:p>2. Conditional Formatting Rules Applied to: B3:B999992, C3:C999992, D3:D999992, E3:E999992</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Rule 1: OriginalFolder = DuplicateFolder (B=D)</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Rule 2: OriginalFile = DuplicateFile (C=E)</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Rule 3: DuplicateFolder = OriginalFolder (D=B)</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Rule 4: DuplicateFile = OriginalFile (E=C)</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Visual Effect: Matching cells display as hyperlinks</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Purpose: Instantly identify identical filenames or folder paths</text:p>
          </table:table-cell>
          <table:covered-table-cell table:number-columns-repeated="3" table:style-name="ce56"/>
          <table:table-cell table:number-columns-repeated="16380"/>
        </table:table-row>
        <table:table-row table:style-name="ro1">
          <table:table-cell table:style-name="ce23" office:value-type="string" calcext:value-type="string" table:number-columns-spanned="4" table:number-rows-spanned="1">
            <text:p>3. Filter State Management</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Indicator Cell: A1 shows "FILTERED: [value]" when filter is active</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Visual Confirmation: Always know current filter status</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Quick Reset: Ctrl+0 to clear filter state manually</text:p>
          </table:table-cell>
          <table:covered-table-cell table:number-columns-repeated="3" table:style-name="ce56"/>
          <table:table-cell table:number-columns-repeated="16380"/>
        </table:table-row>
        <table:table-row table:style-name="ro1">
          <table:table-cell table:style-name="ce49"/>
          <table:table-cell table:style-name="ce56" table:number-columns-repeated="3"/>
          <table:table-cell table:number-columns-repeated="16380"/>
        </table:table-row>
        <table:table-row table:style-name="ro4">
          <table:table-cell table:style-name="ce29" office:value-type="string" calcext:value-type="string" table:number-columns-spanned="4" table:number-rows-spanned="1">
            <text:p>ADVANCED FILTERING CAPABILITIE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Smart Toggle System:</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Ctrl+9 or Toolbar Button: One-click filtering by active cell content</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Works on any column: Paths, filenames, sizes, actions, etc.</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State Persistence: Filter status saved in A1</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Quick Clear: Ctrl+0 for manual reset</text:p>
          </table:table-cell>
          <table:covered-table-cell table:number-columns-repeated="3" table:style-name="ce56"/>
          <table:table-cell table:number-columns-repeated="16380"/>
        </table:table-row>
        <table:table-row table:style-name="ro1">
          <table:table-cell table:style-name="ce23" office:value-type="string" calcext:value-type="string" table:number-columns-spanned="4" table:number-rows-spanned="1">
            <text:p>Enhanced AutoFilter:</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Pre-configured on all data columns</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Dropdown filtering on column headers</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Combination filtering with smart toggle system</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Performance optimized for large datasets</text:p>
          </table:table-cell>
          <table:covered-table-cell table:number-columns-repeated="3" table:style-name="ce56"/>
          <table:table-cell table:number-columns-repeated="16380"/>
        </table:table-row>
        <table:table-row table:style-name="ro1">
          <table:table-cell table:style-name="ce49"/>
          <table:table-cell table:style-name="ce56" table:number-columns-repeated="3"/>
          <table:table-cell table:number-columns-repeated="16380"/>
        </table:table-row>
        <table:table-row table:style-name="ro4">
          <table:table-cell table:style-name="ce29" office:value-type="string" calcext:value-type="string" table:number-columns-spanned="4" table:number-rows-spanned="1">
            <text:p>COMPREHENSIVE MACRO SYSTEM</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Keyboard Shortcuts:</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F3: Open in File Manager (dual-location support)</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Ctrl+3: MarkKeepOriginal (with color coding and checkbox auto-advance)</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Ctrl+4: MarkKeepDuplicate (with color coding and checkbox auto-advance)</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Ctrl+6: MarkNeedsReview (yellow highlighting)</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Ctrl+7: ShowStatistics (progress tracking including checkbox counts)</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Ctrl+8: ClearDecisions (reset selected rows)</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Ctrl+9: ToggleFilterByActiveCell (smart filter toggle)</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Ctrl+0: ClearFilterState (manual filter reset)</text:p>
          </table:table-cell>
          <table:covered-table-cell table:number-columns-repeated="3" table:style-name="ce56"/>
          <table:table-cell table:number-columns-repeated="16380"/>
        </table:table-row>
        <table:table-row table:style-name="ro1">
          <table:table-cell table:style-name="ce23" office:value-type="string" calcext:value-type="string" table:number-columns-spanned="4" table:number-rows-spanned="1">
            <text:p>Toolbar Integration:</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Filter Toggle Button: Visual alternative to Ctrl+9</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Icon: Filter symbol for easy recognition</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Function: Same as keyboard shortcut but mouse-accessible</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Visual Feedback: Button state reflects filter status</text:p>
          </table:table-cell>
          <table:covered-table-cell table:number-columns-repeated="3" table:style-name="ce56"/>
          <table:table-cell table:number-columns-repeated="16380"/>
        </table:table-row>
        <table:table-row table:style-name="ro1">
          <table:table-cell table:style-name="ce49"/>
          <table:table-cell table:style-name="ce56" table:number-columns-repeated="3"/>
          <table:table-cell table:number-columns-repeated="16380"/>
        </table:table-row>
        <table:table-row table:style-name="ro4">
          <table:table-cell table:style-name="ce29" office:value-type="string" calcext:value-type="string" table:number-columns-spanned="4" table:number-rows-spanned="1">
            <text:p>WORKFLOW ENHANCEMENT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Efficient Processing Sequence:</text:p>
          </table:table-cell>
          <table:covered-table-cell table:number-columns-repeated="3"/>
          <table:table-cell table:number-columns-repeated="16380"/>
        </table:table-row>
        <table:table-row table:style-name="ro1">
          <table:table-cell table:style-name="ce45" office:value-type="string" calcext:value-type="string" table:number-columns-spanned="4" table:number-rows-spanned="1">
            <text:p>1. Import CSV data starting at B1 (not A1)</text:p>
          </table:table-cell>
          <table:covered-table-cell table:number-columns-repeated="3" table:style-name="ce54"/>
          <table:table-cell table:number-columns-repeated="16380"/>
        </table:table-row>
        <table:table-row table:style-name="ro1">
          <table:table-cell table:style-name="ce45" office:value-type="string" calcext:value-type="string" table:number-columns-spanned="4" table:number-rows-spanned="1">
            <text:p><text:span text:style-name="T3">2. </text:span>Sort by file size (Column F) for priority processing</text:p>
          </table:table-cell>
          <table:covered-table-cell table:number-columns-repeated="3" table:style-name="ce54"/>
          <table:table-cell table:number-columns-repeated="16380"/>
        </table:table-row>
        <table:table-row table:style-name="ro1">
          <table:table-cell table:style-name="ce45" office:value-type="string" calcext:value-type="string" table:number-columns-spanned="4" table:number-rows-spanned="1">
            <text:p><text:span text:style-name="T3">3. </text:span>Process each row: </text:p>
          </table:table-cell>
          <table:covered-table-cell table:number-columns-repeated="3" table:style-name="ce54"/>
          <table:table-cell table:number-columns-repeated="16380"/>
        </table:table-row>
        <table:table-row table:style-name="ro1">
          <table:table-cell table:style-name="ce33" office:value-type="string" calcext:value-type="string" table:number-columns-spanned="4" table:number-rows-spanned="1">
            <text:p>Click cell, press F3 to view files</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Make decision with Ctrl+3/4/6</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Mark processed with positive number in Column A (shows ☑)</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Add notes in Column K if needed</text:p>
          </table:table-cell>
          <table:covered-table-cell table:number-columns-repeated="3" table:style-name="ce40"/>
          <table:table-cell table:number-columns-repeated="16380"/>
        </table:table-row>
        <table:table-row table:style-name="ro1">
          <table:table-cell table:style-name="ce45" office:value-type="string" calcext:value-type="string" table:number-columns-spanned="4" table:number-rows-spanned="1">
            <text:p><text:span text:style-name="T3">4. </text:span>Use visual cues: </text:p>
          </table:table-cell>
          <table:covered-table-cell table:number-columns-repeated="3" table:style-name="ce54"/>
          <table:table-cell table:number-columns-repeated="16380"/>
        </table:table-row>
        <table:table-row table:style-name="ro1">
          <table:table-cell table:style-name="ce33" office:value-type="string" calcext:value-type="string" table:number-columns-spanned="4" table:number-rows-spanned="1">
            <text:p>Checkbox progress tracking</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Conditional formatting for identical files/folders</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Color coding for decisions</text:p>
          </table:table-cell>
          <table:covered-table-cell table:number-columns-repeated="3" table:style-name="ce40"/>
          <table:table-cell table:number-columns-repeated="16380"/>
        </table:table-row>
        <table:table-row table:style-name="ro1">
          <table:table-cell table:style-name="ce45" office:value-type="string" calcext:value-type="string" table:number-columns-spanned="4" table:number-rows-spanned="1">
            <text:p><text:span text:style-name="T3">5. </text:span>Filter management: </text:p>
          </table:table-cell>
          <table:covered-table-cell table:number-columns-repeated="3" table:style-name="ce54"/>
          <table:table-cell table:number-columns-repeated="16380"/>
        </table:table-row>
        <table:table-row table:style-name="ro1">
          <table:table-cell table:style-name="ce33" office:value-type="string" calcext:value-type="string" table:number-columns-spanned="4" table:number-rows-spanned="1">
            <text:p>Ctrl+9 to filter by any criteria</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A1 shows filter status</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Ctrl+0 to clear if needed</text:p>
          </table:table-cell>
          <table:covered-table-cell table:number-columns-repeated="3" table:style-name="ce40"/>
          <table:table-cell table:number-columns-repeated="16380"/>
        </table:table-row>
        <table:table-row table:style-name="ro1">
          <table:table-cell table:style-name="ce23" office:value-type="string" calcext:value-type="string" table:number-columns-spanned="4" table:number-rows-spanned="1">
            <text:p>Visual Decision Support:</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text:span text:style-name="T1">Green backgrounds: </text:span>Files marked to keep</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text:span text:style-name="T1">Red backgrounds: </text:span>Files marked for deletion</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text:span text:style-name="T1">Yellow backgrounds: </text:span>Files needing review</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text:span text:style-name="T1">Hyperlink style: </text:span>Identical filenames or paths (conditional formatting)</text:p>
          </table:table-cell>
          <table:covered-table-cell table:number-columns-repeated="3" table:style-name="ce56"/>
          <table:table-cell table:number-columns-repeated="16380"/>
        </table:table-row>
        <table:table-row table:style-name="ro1">
          <table:table-cell table:style-name="ce49" office:value-type="string" calcext:value-type="string" table:number-columns-spanned="4" table:number-rows-spanned="1">
            <text:p><text:span text:style-name="T1">Checkbox states: </text:span>Visual processing progress</text:p>
          </table:table-cell>
          <table:covered-table-cell table:number-columns-repeated="3" table:style-name="ce56"/>
          <table:table-cell table:number-columns-repeated="16380"/>
        </table:table-row>
        <table:table-row table:style-name="ro4">
          <table:table-cell table:style-name="ce29" office:value-type="string" calcext:value-type="string" table:number-columns-spanned="4" table:number-rows-spanned="1">
            <text:p>TECHNICAL IMPROVEMENT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Performance Optimizations:</text:p>
          </table:table-cell>
          <table:covered-table-cell table:number-columns-repeated="3"/>
          <table:table-cell table:number-columns-repeated="16380"/>
        </table:table-row>
        <table:table-row table:style-name="ro1">
          <table:table-cell table:style-name="ce45" office:value-type="string" calcext:value-type="string" table:number-columns-spanned="4" table:number-rows-spanned="1">
            <text:p>Smart filter detection: <text:span text:style-name="T2">Uses A1 cell for instant toggle</text:span></text:p>
          </table:table-cell>
          <table:covered-table-cell table:number-columns-repeated="3" table:style-name="ce54"/>
          <table:table-cell table:number-columns-repeated="16380"/>
        </table:table-row>
        <table:table-row table:style-name="ro1">
          <table:table-cell table:style-name="ce45" office:value-type="string" calcext:value-type="string" table:number-columns-spanned="4" table:number-rows-spanned="1">
            <text:p>Conditional formatting range: <text:span text:style-name="T2">Limited to data area (rows 3-999992)</text:span></text:p>
          </table:table-cell>
          <table:covered-table-cell table:number-columns-repeated="3" table:style-name="ce54"/>
          <table:table-cell table:number-columns-repeated="16380"/>
        </table:table-row>
        <table:table-row table:style-name="ro1">
          <table:table-cell table:style-name="ce45" office:value-type="string" calcext:value-type="string" table:number-columns-spanned="4" table:number-rows-spanned="1">
            <text:p>Efficient checkbox system: <text:span text:style-name="T2">No complex calculations</text:span></text:p>
          </table:table-cell>
          <table:covered-table-cell table:number-columns-repeated="3" table:style-name="ce54"/>
          <table:table-cell table:number-columns-repeated="16380"/>
        </table:table-row>
        <table:table-row table:style-name="ro1">
          <table:table-cell table:style-name="ce45" office:value-type="string" calcext:value-type="string" table:number-columns-spanned="4" table:number-rows-spanned="1">
            <text:p>Streamlined macros: <text:span text:style-name="T2">Reduced API calls for faster execution</text:span></text:p>
          </table:table-cell>
          <table:covered-table-cell table:number-columns-repeated="3" table:style-name="ce54"/>
          <table:table-cell table:number-columns-repeated="16380"/>
        </table:table-row>
        <table:table-row table:style-name="ro1">
          <table:table-cell table:style-name="ce23" office:value-type="string" calcext:value-type="string" table:number-columns-spanned="4" table:number-rows-spanned="1">
            <text:p>Data Integrity Features:</text:p>
          </table:table-cell>
          <table:covered-table-cell table:number-columns-repeated="3"/>
          <table:table-cell table:number-columns-repeated="16380"/>
        </table:table-row>
        <table:table-row table:style-name="ro1">
          <table:table-cell table:style-name="ce45" office:value-type="string" calcext:value-type="string" table:number-columns-spanned="4" table:number-rows-spanned="1">
            <text:p>Column A isolation: <text:span text:style-name="T2">User tracking doesn't affect data</text:span></text:p>
          </table:table-cell>
          <table:covered-table-cell table:number-columns-repeated="3" table:style-name="ce54"/>
          <table:table-cell table:number-columns-repeated="16380"/>
        </table:table-row>
        <table:table-row table:style-name="ro1">
          <table:table-cell table:style-name="ce45" office:value-type="string" calcext:value-type="string" table:number-columns-spanned="4" table:number-rows-spanned="1">
            <text:p>Notes column: <text:span text:style-name="T2">Document decision rationale</text:span></text:p>
          </table:table-cell>
          <table:covered-table-cell table:number-columns-repeated="3" table:style-name="ce54"/>
          <table:table-cell table:number-columns-repeated="16380"/>
        </table:table-row>
        <table:table-row table:style-name="ro1">
          <table:table-cell table:style-name="ce45" office:value-type="string" calcext:value-type="string" table:number-columns-spanned="4" table:number-rows-spanned="1">
            <text:p>Hash verification: <text:span text:style-name="T2">Built-in data integrity checking</text:span></text:p>
          </table:table-cell>
          <table:covered-table-cell table:number-columns-repeated="3" table:style-name="ce54"/>
          <table:table-cell table:number-columns-repeated="16380"/>
        </table:table-row>
        <table:table-row table:style-name="ro1">
          <table:table-cell table:style-name="ce45" office:value-type="string" calcext:value-type="string" table:number-columns-spanned="4" table:number-rows-spanned="1">
            <text:p>Conditional formatting: <text:span text:style-name="T2">Visual verification of identical files</text:span></text:p>
          </table:table-cell>
          <table:covered-table-cell table:number-columns-repeated="3" table:style-name="ce54"/>
          <table:table-cell table:number-columns-repeated="16380"/>
        </table:table-row>
        <table:table-row table:style-name="ro1">
          <table:table-cell table:style-name="ce23" office:value-type="string" calcext:value-type="string" table:number-columns-spanned="4" table:number-rows-spanned="1">
            <text:p>Compatibility Features:</text:p>
          </table:table-cell>
          <table:covered-table-cell table:number-columns-repeated="3"/>
          <table:table-cell table:number-columns-repeated="16380"/>
        </table:table-row>
        <table:table-row table:style-name="ro1">
          <table:table-cell table:style-name="ce45" office:value-type="string" calcext:value-type="string" table:number-columns-spanned="4" table:number-rows-spanned="1">
            <text:p>File Manager Detection: <text:span text:style-name="T2">Automatic Nemo/Krusader selection</text:span></text:p>
          </table:table-cell>
          <table:covered-table-cell table:number-columns-repeated="3" table:style-name="ce54"/>
          <table:table-cell table:number-columns-repeated="16380"/>
        </table:table-row>
        <table:table-row table:style-name="ro1">
          <table:table-cell table:style-name="ce45" office:value-type="string" calcext:value-type="string" table:number-columns-spanned="4" table:number-rows-spanned="1">
            <text:p>Path Handling: <text:span text:style-name="T2">Robust handling of special characters</text:span></text:p>
          </table:table-cell>
          <table:covered-table-cell table:number-columns-repeated="3" table:style-name="ce54"/>
          <table:table-cell table:number-columns-repeated="16380"/>
        </table:table-row>
        <table:table-row table:style-name="ro1">
          <table:table-cell table:style-name="ce45" office:value-type="string" calcext:value-type="string" table:number-columns-spanned="4" table:number-rows-spanned="1">
            <text:p>Large Dataset Support: <text:span text:style-name="T2">Optimized for thousands of duplicate relationships</text:span></text:p>
          </table:table-cell>
          <table:covered-table-cell table:number-columns-repeated="3" table:style-name="ce54"/>
          <table:table-cell table:number-columns-repeated="16380"/>
        </table:table-row>
        <table:table-row table:style-name="ro1">
          <table:table-cell table:style-name="ce45" office:value-type="string" calcext:value-type="string" table:number-columns-spanned="4" table:number-rows-spanned="1">
            <text:p>Export Ready: <text:span text:style-name="T2">Filtered data easily exportable for automation scripts</text:span></text:p>
          </table:table-cell>
          <table:covered-table-cell table:number-columns-repeated="3" table:style-name="ce54"/>
          <table:table-cell table:number-columns-repeated="16380"/>
        </table:table-row>
        <table:table-row table:style-name="ro4">
          <table:table-cell table:style-name="ce29" office:value-type="string" calcext:value-type="string" table:number-columns-spanned="4" table:number-rows-spanned="1">
            <text:p>SETUP REQUIREMENT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Macro Security:</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Tools → Options → LibreOffice → Security → Macro Security (Medium/Low)</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Keyboard Shortcuts Setup:</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Tools → Customize → Keyboard</text:p>
          </table:table-cell>
          <table:covered-table-cell table:number-columns-repeated="3" table:style-name="ce54"/>
          <table:table-cell table:number-columns-repeated="16380"/>
        </table:table-row>
        <table:table-row table:style-name="ro1">
          <table:table-cell table:style-name="ce49" office:value-type="string" calcext:value-type="string" table:number-columns-spanned="4" table:number-rows-spanned="1">
            <text:p>Assign all shortcuts (F3, Ctrl+3, Ctrl+4, Ctrl+6, Ctrl+7, Ctrl+8, Ctrl+9, Ctrl+0)</text:p>
          </table:table-cell>
          <table:covered-table-cell table:number-columns-repeated="3" table:style-name="ce54"/>
          <table:table-cell table:number-columns-repeated="16380"/>
        </table:table-row>
        <table:table-row table:style-name="ro1">
          <table:table-cell table:style-name="ce23" office:value-type="string" calcext:value-type="string" table:number-columns-spanned="4" table:number-rows-spanned="1">
            <text:p>File Manager Installation:</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Primary: sudo apt install nemo</text:p>
          </table:table-cell>
          <table:covered-table-cell table:number-columns-repeated="3" table:style-name="ce54"/>
          <table:table-cell table:number-columns-repeated="16380"/>
        </table:table-row>
        <table:table-row table:style-name="ro1">
          <table:table-cell table:style-name="ce49" office:value-type="string" calcext:value-type="string" table:number-columns-spanned="4" table:number-rows-spanned="1">
            <text:p>Optional: sudo apt install krusader (for dual-pane interface)</text:p>
          </table:table-cell>
          <table:covered-table-cell table:number-columns-repeated="3" table:style-name="ce54"/>
          <table:table-cell table:number-columns-repeated="16380"/>
        </table:table-row>
        <table:table-row table:style-name="ro1">
          <table:table-cell table:style-name="ce23" office:value-type="string" calcext:value-type="string" table:number-columns-spanned="4" table:number-rows-spanned="1">
            <text:p>Data Import Process:</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Open duplicates.ods</text:p>
          </table:table-cell>
          <table:covered-table-cell table:number-columns-repeated="3" table:style-name="ce54"/>
          <table:table-cell table:number-columns-repeated="16380"/>
        </table:table-row>
        <table:table-row table:style-name="ro1">
          <table:table-cell table:style-name="ce49" office:value-type="string" calcext:value-type="string" table:number-columns-spanned="4" table:number-rows-spanned="1">
            <text:p>Copy entire CSV content</text:p>
          </table:table-cell>
          <table:covered-table-cell table:number-columns-repeated="3" table:style-name="ce54"/>
          <table:table-cell table:number-columns-repeated="16380"/>
        </table:table-row>
        <table:table-row table:style-name="ro1">
          <table:table-cell table:style-name="ce49" office:value-type="string" calcext:value-type="string" table:number-columns-spanned="4" table:number-rows-spanned="1">
            <text:p>Paste at cell B3</text:p>
          </table:table-cell>
          <table:covered-table-cell table:number-columns-repeated="3"/>
          <table:table-cell table:number-columns-repeated="16380"/>
        </table:table-row>
        <table:table-row table:style-name="ro1">
          <table:table-cell table:style-name="ce49" office:value-type="string" calcext:value-type="string" table:number-columns-spanned="4" table:number-rows-spanned="1">
            <text:p>Column A remains available for checkbox progress tracking</text:p>
          </table:table-cell>
          <table:covered-table-cell table:number-columns-repeated="3" table:style-name="ce54"/>
          <table:table-cell table:number-columns-repeated="16380"/>
        </table:table-row>
        <table:table-row table:style-name="ro1">
          <table:table-cell table:style-name="ce49" office:value-type="string" calcext:value-type="string" table:number-columns-spanned="4" table:number-rows-spanned="1">
            <text:p>Use enhanced filtering and visual systems for analysis</text:p>
          </table:table-cell>
          <table:covered-table-cell table:number-columns-repeated="3" table:style-name="ce54"/>
          <table:table-cell table:number-columns-repeated="16380"/>
        </table:table-row>
        <table:table-row table:style-name="ro1">
          <table:table-cell table:style-name="ce34" table:number-columns-repeated="4"/>
          <table:table-cell table:number-columns-repeated="16380"/>
        </table:table-row>
        <table:table-row table:style-name="ro5">
          <table:table-cell table:style-name="ce35" office:value-type="string" calcext:value-type="string" table:number-columns-spanned="4" table:number-rows-spanned="1">
            <text:p>This updated version provides a more sophisticated and user-friendly experience while maintaining compatibility with the existing workflow and data formats.</text:p>
          </table:table-cell>
          <table:covered-table-cell table:number-columns-repeated="3" table:style-name="ce41"/>
          <table:table-cell table:number-columns-repeated="16380"/>
        </table:table-row>
        <table:table-row table:style-name="ro1" table:number-rows-repeated="1048447">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duplicates.B2:duplicates.K17"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16P0" style:volatile="true">
      <number:text>☑</number:text>
    </number:number-style>
    <number:number-style style:name="N116P1" style:volatile="true">
      <number:text>☐</number:text>
    </number:number-style>
    <number:number-style style:name="N116">
      <number:number number:min-integer-digits="1"/>
      <style:map style:condition="value()=0" style:apply-style-name="N116P0"/>
      <style:map style:condition="value()=0" style:apply-style-name="N116P1"/>
    </number:number-style>
    <number:number-style style:name="N117P0" style:volatile="true">
      <number:text>☑</number:text>
    </number:number-style>
    <number:number-style style:name="N117P1" style:volatile="true">
      <number:text>☐</number:text>
    </number:number-style>
    <number:number-style style:name="N117">
      <number:number number:min-integer-digits="1"/>
      <style:map style:condition="value()=1" style:apply-style-name="N117P0"/>
      <style:map style:condition="value()=0" style:apply-style-name="N117P1"/>
    </number:number-style>
    <number:number-style style:name="N118P0" style:volatile="true">
      <number:text>☑</number:text>
    </number:number-style>
    <number:number-style style:name="N118P1" style:volatile="true">
      <number:text>☐</number:text>
    </number:number-style>
    <number:number-style style:name="N118">
      <number:number number:min-integer-digits="1"/>
      <style:map style:condition="value()&gt;0" style:apply-style-name="N118P0"/>
      <style:map style:condition="value()=0" style:apply-style-name="N118P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0">00/00/0000</text:date>, <text:time style:data-style-name="N2" text:time-value="16:35:43.79703111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10T01:48:05.022997226</dc:date>
    <meta:editing-duration>P2DT10H25M31S</meta:editing-duration>
    <meta:editing-cycles>116</meta:editing-cycles>
    <meta:generator>LibreOffice/24.2.7.2$Linux_X86_64 LibreOffice_project/420$Build-2</meta:generator>
    <meta:print-date>2025-08-02T17:15:40.873478540</meta:print-date>
    <meta:printed-by>PDF files</meta:printed-by>
    <meta:document-statistic meta:table-count="2" meta:cell-count="296"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 ============================================================================
' CZKAWKA DUPLICATE FILE ANALYSIS - LIBREOFFICE CALC MACRO MODULE
' ============================================================================
' 
' DESCRIPTION:
' This module provides file manager integration and decision marking for 
' Czkawka duplicate analysis CSV data. Designed for 6+3 column structure:
' B=OrigPath, C=OrigFile, D=DupPath, E=DupFile, F=Size, G=Hash
' H=Keep_Original, I=Keep_Duplicate, J=Action
'
' FEATURES:
' - Dual-pane file manager integration (Krusader, Nemo)
' - Quick decision marking with color coding
' - Automatic cursor advancement for efficient workflow
' - Decision statistics and clearing functions
' - Support for external launch_krusader.sh script
' - Protected rows: Row 1 (subtotals) and Row 2 (headers) are protected
'
' SETUP:
' 1. Enable macros: Tools → Options → Security → Macro Security (Medium)
' 2. Assign keyboard shortcuts: Tools → Customize → Keyboard
'    F3: OpenInFileManagerFromActiveCell
'    ctrl+3: MarkKeepOriginal, ctrl+4: MarkKeepDuplicate, ctrl+6: MarkNeedsReview
' 3. Install file managers: sudo apt install nemo krusader
'
' Author: Enhanced for Czkawka project
' Date: August 2025
' ============================================================================

' MAIN FILE MANAGER INTEGRATION
' ============================================================================

Sub OpenInFileManagerFromActiveCell()
    ' Opens both original and duplicate file locations in file manager
    ' Supports Krusader (dual-pane), Nemo (tabs), and fallback options
    ' PROTECTED: Rows 1 (subtotals) and 2 (headers) are protected from file operations
    
    Dim currentRow As Long
    Dim currentCol As Long
    Dim leftPath As String, leftFile As String
    Dim rightPath As String, rightFile As String
    Dim sheet As Object
    
    ' Get the active sheet and cell position
    sheet = ThisComponent.getCurrentController().getActiveSheet()
    currentRow = ThisComponent.getCurrentController().getSelection().getRangeAddress().StartRow + 1
    currentCol = ThisComponent.getCurrentController().getSelection().getRangeAddress().StartColumn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Exit Sub
    End If
    
    ' Get all four values from the current row (B=OrigPath, C=OrigFile, D=DupPath, E=DupFile)
    leftPath = sheet.getCellByPosition(1, currentRow - 1).getString()   ' Column B
    leftFile = sheet.getCellByPosition(2, currentRow - 1).getString()   ' Column C  
    rightPath = sheet.getCellByPosition(3, currentRow - 1).getString()  ' Column D
    rightFile = sheet.getCellByPosition(4, currentRow - 1).getString()  ' Column E
    
    ' Validate that we have complete data for both files
    If leftPath = "" Or leftFile = "" Or rightPath = "" Or rightFile = "" Then
        MsgBox("Missing path or filename data in row " &amp; currentRow &amp; Chr(10) &amp; Chr(10) &amp; _
               "Required columns:" &amp; Chr(10) &amp; _
               "B: Original folder path" &amp; Chr(10) &amp; _ 
               "C: Original filename" &amp; Chr(10) &amp; _
               "D: Duplicate folder path" &amp; Chr(10) &amp; _
               "E: Duplicate filename", 48, "Czkawka Tools - Data Error")
        Exit Sub
    End If
    
    ' Try file managers in order of preference for best user experience
    
    ' 1st choice: Nemo with tab support (good file selection capabilities)
    If LaunchNemoDevPanes(leftPath, rightPath, leftFile, rightFile) Then
        Exit Sub
    End If
    
    ' 2nd choice: Krusader with dual-pane view (excellent for comparisons)
    If LaunchKrusader(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Launches Krusader file manager with dual-pane view
    ' Uses external launch_krusader.sh script if available, falls back to direct command
    
    On Error GoTo KrusaderError
    Dim command As String

    ' Try to use the external launch script first (keeps paths organized)
    ' Update path to match your installation: /home/banos/opt/czkawka-cli/launch_krusader.sh
    command = "/home/banos/opt/czkawka-cli/launch_krusader.sh " &amp; leftPath &amp; " " &amp; rightPath
    
    ' Launch Krusader via script - this provides dual-pane with proper path setup
    Shell(command, 1)

    '** 'To revive the following code block remove only the outer comments '** 
    '** ' Wait a moment for Krusader to load, then show guidance message
    '** Wait(2000)  ' Wait 2 seconds
    '** 
    '** ' Note: Krusader doesn't have direct file selection via command line
    '** ' User will need to manually navigate to the files
    '** MsgBox("Krusader opened with:" &amp; Chr(10) &amp; _
    '**        "Left: " &amp; leftPath &amp; Chr(10) &amp; _
    '**        "Right: " &amp; rightPath &amp; Chr(10) &amp; Chr(10) &amp; _
    '**        "Navigate to:" &amp; Chr(10) &amp; _
    '**        "Left: " &amp; leftFile &amp; Chr(10) &amp; _
    '**        "Right: " &amp; rightFile, 64, "Files Opened in Krusader")
  
    LaunchKrusader = True
    Exit Function

KrusaderError:
    ' If external script fails, try direct Krusader command
    On Error GoTo KrusaderDirectError
    command = "krusader --left=""" &amp; leftPath &amp; """ --right=""" &amp; rightPath &amp; """"
    Shell(command, 1)
    LaunchKrusader = True
    Exit Function
    
KrusaderDirectError:
    ' Krusader not available or command failed
    LaunchKrusader = False
End Function

Function LaunchNemoDevPanes(leftPath As String, rightPath As String, leftFile As String, rightFile As String) As Boolean
    ' Launches Nemo file manager with both locations in separate tabs
    ' Attempts to open specific files directly for easier identification
    
    On Error GoTo NemoError
    Dim command As String
    
    ' Launch Nemo with both file paths - this opens tabs and selects the files
    command = "nemo -t """ &amp; leftPath &amp; "/" &amp; leftFile &amp; """ """ &amp; rightPath &amp; "/" &amp; rightFile &amp; """"
    Shell(command, 1)
    
    '** 'To revive the following code block remove only the outer comments '** 
    '** MsgBox("Nemo opened with both locations:" &amp; Chr(10) &amp; _
    '**        "Left location: " &amp; leftPath &amp; Chr(10) &amp; _
    '**        "Right location: " &amp; rightPath &amp; Chr(10) &amp; Chr(10) &amp; _
    '**        "Look for:" &amp; Chr(10) &amp; _
    '**        "Left file: " &amp; leftFile &amp; Chr(10) &amp; _
    '**        "Right file: " &amp; rightFile, 64, "Files Opened in Nemo")
    
    LaunchNemoDevPanes = True
    Exit Function
    
NemoError:
    ' Nemo not available or command failed
    LaunchNemoDevPanes = False
End Function

Sub LaunchSeparateWindows(leftPath As String, rightPath As String, leftFile As String, rightFile As String)
    ' Final fallback: opens both file locations in separate file manager windows
    ' Uses system default file manager via xdg-open for maximum compatibility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system default file manager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B&amp;C) and delete duplicate (columns D&amp;E)
    ' Updates columns H=YES, I=NO, J=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NO")               ' Column I: Don't keep duplicate
    sheet.getCellByPosition(9, currentRow).setString("DELETE_DUPLICATE") ' Column J: Action to take
    
    ' Apply visual color coding for immediate feedback - FIXED METHOD
    cellG = sheet.getCellByPosition(7, currentRow)
    cellH = sheet.getCellByPosition(8, currentRow)
    
    cellG.setPropertyValue("CellBackColor", RGB(144, 238, 144)) ' Light green (keep)
    cellH.setPropertyValue("CellBackColor", RGB(255, 182, 193)) ' Light red (delete)
    
    ' Move to next row for efficient workflow
    MoveToNextRow()
End Sub

Sub MarkKeepDuplicate()
    ' Marks decision to keep the duplicate file (columns D&amp;E) and delete original (columns B&amp;C)
    ' Updates columns H=NO, I=YES, J=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7, currentRow).setString("NO")               ' Column H: Don't keep original
    sheet.getCellByPosition(8, currentRow).setString("YES")              ' Column I: Keep duplicate
    sheet.getCellByPosition(9, currentRow).setString("DELETE_ORIGINAL")  ' Column J: Action to take
    
    ' Apply visual color coding - FIXED METHOD
    cellG = sheet.getCellByPosition(7, currentRow)
    cellH = sheet.getCellByPosition(8, currentRow)
    
    cellG.setPropertyValue("CellBackColor", RGB(255, 182, 193)) ' Light red (delete)
    cellH.setPropertyValue("CellBackColor", RGB(144, 238, 144)) ' Light green (keep)
    
    ' Move to next row for efficient workflow
    MoveToNextRow()
End Sub

Sub MarkDeleteBoth()
    ' Marks decision to delete both the original and duplicate files
    ' Updates columns H=NO, I=NO, J=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7, currentRow).setString("NO")           ' Column H: Don't keep original
    sheet.getCellByPosition(8, currentRow).setString("NO")           ' Column I: Don't keep duplicate
    sheet.getCellByPosition(9, currentRow).setString("DELETE_BOTH")  ' Column J: Delete both files
    
    ' Apply red color coding to both columns (warning: both will be deleted) - FIXED METHOD
    cellG = sheet.getCellByPosition(7, currentRow)
    cellH = sheet.getCellByPosition(8, currentRow)
    
    cellG.setPropertyValue("CellBackColor", RGB(255, 182, 193)) ' Light red
    cellH.setPropertyValue("CellBackColor", RGB(255, 182, 193)) ' Light red
    
    ' Move to next row for efficient workflow
    MoveToNextRow()
End Sub

Sub MarkNeedsReview()
    ' Marks files that need additional review before making a decision
    ' Updates columns H=REVIEW, I=REVIEW, J=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7, currentRow).setString("REVIEW")        ' Column H: Needs review
    sheet.getCellByPosition(8, currentRow).setString("REVIEW")        ' Column I: Needs review
    sheet.getCellByPosition(9, currentRow).setString("REVIEW_NEEDED") ' Column J: Action needed
    
    ' Apply yellow color coding to indicate "needs attention" - FIXED METHOD
    cellG = sheet.getCellByPosition(7, currentRow)
    cellH = sheet.getCellByPosition(8, currentRow)
    
    cellG.setPropertyValue("CellBackColor", RGB(255, 255, 180)) ' Light yellow
    cellH.setPropertyValue("CellBackColor", RGB(255, 255, 180)) ' Light yellow
    
    ' Move to next row for efficient workflow
    MoveToNextRow()
End Sub

' SOFT LINK FUNCTIONS
' ============================================================================

Sub MarkSoftLinkOriginal()
    ' Marks decision to keep the original file and soft link the duplicate to it
    ' Updates columns H=YES, I=LINK, J=SOFT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Soft link duplicate
    sheet.getCellByPosition(9, currentRow).setString("SOFT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3, 216, 230)) ' Light blue (link)
    
    ' Move to next row for efficient workflow
    MoveToNextRow()
End Sub

Sub MarkSoftLinkDuplicate()
    ' Marks decision to keep the duplicate file and soft link the original to it
    ' Updates columns H=LINK, I=YES, J=SOFT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SoftLinkOriginal
    sheet.getCellByPosition(7, currentRow).setString("LINK")             ' Column H: Soft link original
    sheet.getCellByPosition(8, currentRow).setString("YES")              ' Column I: Keep duplicate
    sheet.getCellByPosition(9, currentRow).setString("SOFTLINK_ORIGINAL") ' Column J: Action to take
    
    ' Apply visual color coding
    cellG = sheet.getCellByPosition(7, currentRow)
    cellH = sheet.getCellByPosition(8, currentRow)
    
    cellG.setPropertyValue("CellBackColor", RGB(173, 216, 230)) ' Light blue (link)
    cellH.setPropertyValue("CellBackColor", RGB(144, 238, 144)) ' Light green (keep)
    
    ' Move to next row for efficient workflow
    MoveToNextRow()
End Sub

' HARD LINK FUNCTIONS
' ============================================================================

Sub MarkHardLinkOriginal()
    ' Marks decision to keep the original file and hard link the duplicate to it
    ' Updates columns H=YES, I=LINK, J=HARD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Hard link duplicate
    sheet.getCellByPosition(9, currentRow).setString("HARD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6, 224, 230)) ' Light teal (hard link)
    
    ' Move to next row for efficient workflow
    MoveToNextRow()
End Sub

Sub MarkHardLinkDuplicate()
    ' Marks decision to keep the duplicate file and hard link the original to it
    ' Updates columns H=LINK, I=YES, J=HARD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HardLinkOriginal
    sheet.getCellByPosition(7, currentRow).setString("LINK")             ' Column H: Hard link original
    sheet.getCellByPosition(8, currentRow).setString("YES")              ' Column I: Keep duplicate
    sheet.getCellByPosition(9, currentRow).setString("HARDLINK_ORIGINAL") ' Column J: Action to take
    
    ' Apply visual color coding
    cellG = sheet.getCellByPosition(7, currentRow)
    cellH = sheet.getCellByPosition(8, currentRow)
    
    cellG.setPropertyValue("CellBackColor", RGB(176, 224, 230)) ' Light teal (hard link)
    cellH.setPropertyValue("CellBackColor", RGB(144, 238, 144)) ' Light green (keep)
    
    ' Move to next row for efficient workflow
    MoveToNextRow()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data column (B) of next row for consistent positioning
    oController.select(oSheet.getCellByPosition(1, targetRow))
End Sub

Sub ClearDecisions()
    ' Clears all decision markings (columns H, I, J)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H, I, J
            sheet.getCellByPosition(7, i).setString("")  ' Clear Keep_Original
            sheet.getCellByPosition(8, i).setString("")  ' Clear Keep_Duplicate
            sheet.getCellByPosition(9, i).setString("")  ' Clear Action
            
            ' Reset background colors to default (no color) - FIXED METHOD
            cellG = sheet.getCellByPosition(7, i)
            cellH = sheet.getCellByPosition(8,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i As Long
    Dim action As String
    Dim totalDataRows As Long
    
    sheet = ThisComponent.getCurrentController().getActiveSheet()
    
    ' Find the last row with data - SIMPLIFIED METHOD
    ' Check from row 3 downward (skip protected rows 1-2) until we find an empty Action column (column J)
    lastRow = 2  ' Start from row 3 (index 2)
    Do While sheet.getCellByPosition(9, lastRow).getString() &lt;&gt; "" Or sheet.getCellByPosition(1,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J)
    ' Start from index 2 (row 3) to skip protected rows 1-2
    For i = 2 To lastRow
        action = sheet.getCellByPosition(9, i).getString() ' Column J (Action)
        Select Case action
            Case "DELETE_DUPLICATE"
                keepOrig = keepOrig + 1
            Case "DELETE_ORIGINAL"  
                keepDup = keepDup + 1
            Case "DELETE_BOTH"
                deleteBoth = deleteBoth + 1
            Case "REVIEW_NEEDED"
                needReview = needReview + 1
            Case ""
                unprocessed = unprocessed + 1
        End Select
    Next i
    
    ' Calculate completion percentage
    Dim processedRows As Long
    Dim completionPercent As Long
    processedRows = keepOrig + keepDup + deleteBoth + needReview
    If totalDataRows &gt; 0 Then
        completionPercent = Int((processedRows / totalDataRows) * 100)
    Else
        completionPercent = 0
    End If
    
    ' Display comprehensive statistics
    MsgBox("CZKAWKA DUPLICATE ANALYSIS STATISTICS" &amp; Chr(10) &amp; _
           "===========================================" &amp; Chr(10) &amp; Chr(10) &amp; _
           "DECISIONS MADE:" &amp; Chr(10) &amp; _
           "Keep Original (delete duplicate): " &amp; keepOrig &amp; Chr(10) &amp; _
           "Keep Duplicate (delete original): " &amp; keepDup &amp; Chr(10) &amp; _
           "Delete Both Files: " &amp; deleteBoth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amp; Chr(10) &amp; Chr(10) &amp; _
           "Note: Protected rows 1-2 are excluded from statistics.", 64, "Duplicate Analysis Progress")
End Sub

Sub FilterByAction()
    ' Applies AutoFilter to the Action column (I) for easy filtering of decisions
    ' Enables quick viewing of specific decision types (e.g., only files to delete)
    ' PROTECTED: Filter includes headers from row 2 for proper column labeling
    
    Dim sheet As Object
    Dim dataRange As Object
    Dim lastRow As Long
    
    sheet = ThisComponent.getCurrentController().getActiveSheet()
    
    ' Find last row with data - SIMPLIFIED METHOD
    ' Check from row 3 downward until we find an empty Action column
    lastRow = 2
    Do While sheet.getCellByPosition(8, lastRow).getString() &lt;&gt; "" Or sheet.getCellByPosition(0, lastRow).getString() &lt;&gt; ""
        lastRow = lastRow + 1
        If lastRow &gt; 10000 Then Exit Do ' Safety limit
    Loop
    lastRow = lastRow - 1 ' Go back to last non-empty row
    
    If lastRow &lt; 2 Then lastRow = 2 ' Ensure we have at least headers + one data row
    
    ' Get the data range starting from row 2 (headers) for proper AutoFilter setup
    dataRange = sheet.getCellRangeByPosition(0, 1, 8, lastRow)  ' Row 2 (index 1) to lastRow
    
    ' Try to apply AutoFilter
    On Error GoTo FilterError
    dataRange.AutoFilter = True
    
    MsgBox("AutoFilter applied to data range (rows 2-" &amp; (lastRow + 1) &amp; ")." &amp; Chr(10) &amp; Chr(10) &amp; _
           "Click dropdown arrows in header row (row 2) to filter by:" &amp; Chr(10) &amp; _
           "- Action types (DELETE_DUPLICATE, DELETE_ORIGINAL, etc.)" &amp; Chr(10) &amp; _
           "- File sizes, folder paths, or any other column" &amp; Chr(10) &amp; Chr(10) &amp; _
           "Use this to review your cleanup plan before execution." &amp; Chr(10) &amp; Chr(10) &amp; _
           "Note: Row 1 (subtotals) and Row 2 (headers) are protected.", 64, "Czkawka Tools - Filter Applied")
    Exit Sub
    
FilterError:
    ' If AutoFilter fails, just optimize column widths
    dataRange.getColumns().setPropertyValue("OptimalWidth", True)
    MsgBox("Applied optimal column widths to data range." &amp; Chr(10) &amp; Chr(10) &amp; _
           "AutoFilter may need to be applied manually via:" &amp; Chr(10) &amp; _
           "Data → AutoFilter menu option", 48, "Czkawka Tools - Partial Success")
End Sub

Sub ToggleFilterByActiveCell()
    Dim oSheet As Object
    Dim oRange As Object
    Dim oActiveCell As Object
    Dim sFilterValue As String
    Dim nColumn As Integer
    Dim oFilterDesc As Object
    Dim oCellA1 As Object
    
    ' Get the active sheet and cell
    oSheet = ThisComponent.getCurrentController().getActiveSheet()
    oRange = oSheet.getCellRangeByName("data")
    oActiveCell = ThisComponent.getCurrentController().getSelection()
    oCellA1 = oSheet.getCellByPosition(0, 0)  ' A1 cell
    
    ' Check if a single cell is selected
    If oActiveCell.getImplementationName() &lt;&gt; "ScCellObj" Then
        Exit Sub
    End If
    
    ' Get the column number and filter value
    nColumn = oActiveCell.getCellAddress().Column
    sFilterValue = oActiveCell.getString()
    
    ' Check if the active cell is in the filter range and has content
    If nColumn &lt; 1 Or nColumn &gt; 10 Or sFilterValue = "" Then
        Exit Sub
    End If
    
    ' Check A1 for filter state (any non-empty value means filter is active)
    If oCellA1.getString() &lt;&gt; "" Then
        ' Filter is active, clear it
        oFilterDesc = oRange.createFilterDescriptor(True)
        oFilterDesc.setPropertyValue("ContainsHeader", True)
        oFilterDesc.setFilterFields(Array())
        oRange.filter(oFilterDesc)
        
        ' Clear the filter state indicator in A1
        oCellA1.setString("")
    Else
        ' No filter active, apply new filter
        oFilterDesc = oRange.createFilterDescriptor(True)
        oFilterDesc.setPropertyValue("ContainsHeader", True)
        oFilterDesc.setPropertyValue("UseRegularExpressions", True)
        
        Dim oFilterFields(0) As New com.sun.star.sheet.TableFilterField
        oFilterFields(0).Field = nColumn - 1
        oFilterFields(0).IsNumeric = False
        oFilterFields(0).StringValue = ".*" &amp; sFilterValue &amp; ".*"
        oFilterFields(0).Operator = com.sun.star.sheet.FilterOperator.EQUAL
        
        oFilterDesc.setFilterFields(oFilterFields())
        oRange.filter(oFilterDesc)
        
        ' Mark filter as active in A1 (store what we filtered for)
        oCellA1.setString("FILTERED: " &amp; sFilterValue)
    End If
End Sub

Sub ClearFilterState()
    ' Helper function to manually clear filter and state
    Dim oSheet As Object
    Dim oRange As Object
    Dim oFilterDesc As Object
    Dim oCellA1 As Object
    
    oSheet = ThisComponent.getCurrentController().getActiveSheet()
    oRange = oSheet.getCellRangeByName("data")
    oCellA1 = oSheet.getCellByPosition(0, 0)
    
    ' Clear filter
    oFilterDesc = oRange.createFilterDescriptor(True)
    oFilterDesc.setPropertyValue("ContainsHeader", True)
    oFilterDesc.setFilterFields(Array())
    oRange.filter(oFilterDesc)
    
    ' Clear state
    oCellA1.setString("")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END OF CZKAWKA DUPLICATE ANALYSIS MACRO MODULE
' ============================================================================
'
' KEYBOARD SHORTCUT RECOMMENDATIONS:
' F3 		:	 OpenInFileManagerFromActiveCell (main function)
' ctrl+3 	:	 MarkKeepOriginal (keep left/original file)
' ctrl+4 	:	 MarkKeepDuplicate (keep right/duplicate file)
' ctrl+6 	:	 MarkNeedsReview (mark for later review)
' ctrl+7 	:	 ShowStatistics (view progress and statistics)
' ctrl+8 	:	 ClearDecisions (reset selected rows)
' ctrl+9 	:	 FilterByAction (apply filters for analysis)
'
' PROTECTED ROWS STRUCTURE:
' - Row 1: Reserved for subtotals and summary calculations (PROTECTED)
' - Row 2: Reserved for column headers (PROTECTED)
' - Row 3+: Data rows where all operations are performed
' - All decision marking functions check for protected rows and show warning if attempted
' - File manager integration warns when clicked on protected rows
' - Statistics and filtering functions properly handle protected rows
' - ClearDecisions skips protected rows even if selected in range
'
' USAGE WORKFLOW:
' 1. Row 1: Add subtotal formulas (e.g., =SUM(E3:E1000) for total duplicate size)
' 2. Row 2: Column headers (OrigPath, OrigFile, DupPath, DupFile, Size, Hash, Keep_Original, Keep_Duplicate, Action)
' 3. Row 3+: Import CSV data from czkawka_to_table.sh into columns A-F
' 4. Sort by file size (column E) to prioritize large duplicates
' 5. For each data row: F3 (view files) → ctrl+3/ctrl+4 (make decision) → auto-advance
' 6. Use ctrl+7 to check progress, ctrl+9 to filter and review decisions
' 7. Export filtered decisions for automated cleanup processing
'
' PROTECTED ROWS BENEFITS:
' - Row 1 subtotals provide immediate feedback on potential space savings
' - Row 2 headers remain visible during sorting and filtering operations
' - Protected structure prevents accidental data corruption
' - Consistent workflow starting from row 3 eliminates confusion
'
' For complete documentation, see duplicates_help.txt and README.md
' ============================================================================
</script:module>
</file>

<file path=Basic/Standard/bu1_20250805.xml><?xml version="1.0" encoding="utf-8"?>
<!DOCTYPE module  PUBLIC '-//OpenOffice.org//DTD OfficeDocument 1.0//EN'  'module.dtd'>
<script:module xmlns:script="http://openoffice.org/2000/script" script:name="bu1_20250805" script:language="StarBasic" script:moduleType="normal">' ============================================================================
' CZKAWKA DUPLICATE FILE ANALYSIS - LIBREOFFICE CALC MACRO MODULE
' ============================================================================
' 
' DESCRIPTION:
' This module provides file manager integration and decision marking for 
' Czkawka duplicate analysis CSV data. Designed for 6+3 column structure:
' A=OrigPath, B=OrigFile, C=DupPath, D=DupFile, E=Size, F=Hash
' G=Keep_Original, H=Keep_Duplicate, I=Action
'
' FEATURES:
' - Dual-pane file manager integration (Krusader, Nemo)
' - Quick decision marking with color coding
' - Automatic cursor advancement for efficient workflow
' - Decision statistics and clearing functions
' - Support for external launch_krusader.sh script
' - Protected rows: Row 1 (subtotals) and Row 2 (headers) are protected
'
' SETUP:
' 1. Enable macros: Tools → Options → Security → Macro Security (Medium)
' 2. Assign keyboard shortcuts: Tools → Customize → Keyboard
'    F3: OpenInFileManagerFromActiveCell
'    ctrl+3: MarkKeepOriginal, ctrl+4: MarkKeepDuplicate, ctrl+6: MarkNeedsReview
' 3. Install file managers: sudo apt install nemo krusader
'
' Author: Enhanced for Czkawka project
' Date: August 2025
' ============================================================================

' MAIN FILE MANAGER INTEGRATION
' ============================================================================

Sub OpenInFileManagerFromActiveCell()
    ' Opens both original and duplicate file locations in file manager
    ' Supports Krusader (dual-pane), Nemo (tabs), and fallback options
    ' PROTECTED: Rows 1 (subtotals) and 2 (headers) are protected from file operations
    
    Dim currentRow As Long
    Dim currentCol As Long
    Dim leftPath As String, leftFile As String
    Dim rightPath As String, rightFile As String
    Dim sheet As Object
    
    ' Get the active sheet and cell position
    sheet = ThisComponent.getCurrentController().getActiveSheet()
    currentRow = ThisComponent.getCurrentController().getSelection().getRangeAddress().StartRow + 1
    currentCol = ThisComponent.getCurrentController().getSelection().getRangeAddress().StartColumn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Exit Sub
    End If
    
    ' Get all four values from the current row (A=OrigPath, B=OrigFile, C=DupPath, D=DupFile)
    leftPath = sheet.getCellByPosition(0, currentRow - 1).getString()   ' Column A
    leftFile = sheet.getCellByPosition(1, currentRow - 1).getString()   ' Column B  
    rightPath = sheet.getCellByPosition(2, currentRow - 1).getString()  ' Column C
    rightFile = sheet.getCellByPosition(3, currentRow - 1).getString()  ' Column D
    
    ' Validate that we have complete data for both files
    If leftPath = "" Or leftFile = "" Or rightPath = "" Or rightFile = "" Then
        MsgBox("Missing path or filename data in row " &amp; currentRow &amp; Chr(10) &amp; Chr(10) &amp; _
               "Required columns:" &amp; Chr(10) &amp; _
               "A: Original folder path" &amp; Chr(10) &amp; _ 
               "B: Original filename" &amp; Chr(10) &amp; _
               "C: Duplicate folder path" &amp; Chr(10) &amp; _
               "D: Duplicate filename", 48, "Czkawka Tools - Data Error")
        Exit Sub
    End If
    
    ' Try file managers in order of preference for best user experience
    
    ' 1st choice: Nemo with tab support (good file selection capabilities)
    If LaunchNemoDevPanes(leftPath, rightPath, leftFile, rightFile) Then
        Exit Sub
    End If
    
    ' 2nd choice: Krusader with dual-pane view (excellent for comparisons)
    If LaunchKrusader(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Launches Krusader file manager with dual-pane view
    ' Uses external launch_krusader.sh script if available, falls back to direct command
    
    On Error GoTo KrusaderError
    Dim command As String

    ' Try to use the external launch script first (keeps paths organized)
    ' Update path to match your installation: /home/banos/opt/czkawka-cli/launch_krusader.sh
    command = "/home/banos/opt/czkawka-cli/launch_krusader.sh " &amp; leftPath &amp; " " &amp; rightPath
    
    ' Launch Krusader via script - this provides dual-pane with proper path setup
    Shell(command, 1)

    '** 'To revive the following code block remove only the outer comments '** 
    '** ' Wait a moment for Krusader to load, then show guidance message
    '** Wait(2000)  ' Wait 2 seconds
    '** 
    '** ' Note: Krusader doesn't have direct file selection via command line
    '** ' User will need to manually navigate to the files
    '** MsgBox("Krusader opened with:" &amp; Chr(10) &amp; _
    '**        "Left: " &amp; leftPath &amp; Chr(10) &amp; _
    '**        "Right: " &amp; rightPath &amp; Chr(10) &amp; Chr(10) &amp; _
    '**        "Navigate to:" &amp; Chr(10) &amp; _
    '**        "Left: " &amp; leftFile &amp; Chr(10) &amp; _
    '**        "Right: " &amp; rightFile, 64, "Files Opened in Krusader")
  
    LaunchKrusader = True
    Exit Function

KrusaderError:
    ' If external script fails, try direct Krusader command
    On Error GoTo KrusaderDirectError
    command = "krusader --left=""" &amp; leftPath &amp; """ --right=""" &amp; rightPath &amp; """"
    Shell(command, 1)
    LaunchKrusader = True
    Exit Function
    
KrusaderDirectError:
    ' Krusader not available or command failed
    LaunchKrusader = False
End Function

Function LaunchNemoDevPanes(leftPath As String, rightPath As String, leftFile As String, rightFile As String) As Boolean
    ' Launches Nemo file manager with both locations in separate tabs
    ' Attempts to open specific files directly for easier identification
    
    On Error GoTo NemoError
    Dim command As String
    
    ' Launch Nemo with both file paths - this opens tabs and selects the files
    command = "nemo -t """ &amp; leftPath &amp; "/" &amp; leftFile &amp; """ """ &amp; rightPath &amp; "/" &amp; rightFile &amp; """"
    Shell(command, 1)
    
    '** 'To revive the following code block remove only the outer comments '** 
    '** MsgBox("Nemo opened with both locations:" &amp; Chr(10) &amp; _
    '**        "Left location: " &amp; leftPath &amp; Chr(10) &amp; _
    '**        "Right location: " &amp; rightPath &amp; Chr(10) &amp; Chr(10) &amp; _
    '**        "Look for:" &amp; Chr(10) &amp; _
    '**        "Left file: " &amp; leftFile &amp; Chr(10) &amp; _
    '**        "Right file: " &amp; rightFile, 64, "Files Opened in Nemo")
    
    LaunchNemoDevPanes = True
    Exit Function
    
NemoError:
    ' Nemo not available or command failed
    LaunchNemoDevPanes = False
End Function

Sub LaunchSeparateWindows(leftPath As String, rightPath As String, leftFile As String, rightFile As String)
    ' Final fallback: opens both file locations in separate file manager windows
    ' Uses system default file manager via xdg-open for maximum compatibility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system default file manager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A&amp;B) and delete duplicate (columns C&amp;D)
    ' Updates columns G=YES, H=NO, I=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G=Keep_Original, H=Keep_Duplicate, I=Action)
    sheet.getCellByPosition(6, currentRow).setString("YES")              ' Column G: Keep original
    sheet.getCellByPosition(7, currentRow).setString("NO")               ' Column H: Don't keep duplicate
    sheet.getCellByPosition(8, currentRow).setString("DELETE_DUPLICATE") ' Column I: Action to take
    
    ' Apply visual color coding for immediate feedback - FIXED METHOD
    cellG = sheet.getCellByPosition(6, currentRow)
    cellH = sheet.getCellByPosition(7, currentRow)
    
    cellG.setPropertyValue("CellBackColor", RGB(144, 238, 144)) ' Light green (keep)
    cellH.setPropertyValue("CellBackColor", RGB(255, 182, 193)) ' Light red (delete)
    
    ' Move to next row for efficient workflow
    MoveToNextRow()
End Sub

Sub MarkKeepDuplicate()
    ' Marks decision to keep the duplicate file (columns C&amp;D) and delete original (columns A&amp;B)
    ' Updates columns G=NO, H=YES, I=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6, currentRow).setString("NO")               ' Column G: Don't keep original
    sheet.getCellByPosition(7, currentRow).setString("YES")              ' Column H: Keep duplicate
    sheet.getCellByPosition(8, currentRow).setString("DELETE_ORIGINAL")  ' Column I: Action to take
    
    ' Apply visual color coding - FIXED METHOD
    cellG = sheet.getCellByPosition(6, currentRow)
    cellH = sheet.getCellByPosition(7, currentRow)
    
    cellG.setPropertyValue("CellBackColor", RGB(255, 182, 193)) ' Light red (delete)
    cellH.setPropertyValue("CellBackColor", RGB(144, 238, 144)) ' Light green (keep)
    
    ' Move to next row for efficient workflow
    MoveToNextRow()
End Sub

Sub MarkDeleteBoth()
    ' Marks decision to delete both the original and duplicate files
    ' Updates columns G=NO, H=NO, I=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6, currentRow).setString("NO")           ' Column G: Don't keep original
    sheet.getCellByPosition(7, currentRow).setString("NO")           ' Column H: Don't keep duplicate
    sheet.getCellByPosition(8, currentRow).setString("DELETE_BOTH")  ' Column I: Delete both files
    
    ' Apply red color coding to both columns (warning: both will be deleted) - FIXED METHOD
    cellG = sheet.getCellByPosition(6, currentRow)
    cellH = sheet.getCellByPosition(7, currentRow)
    
    cellG.setPropertyValue("CellBackColor", RGB(255, 182, 193)) ' Light red
    cellH.setPropertyValue("CellBackColor", RGB(255, 182, 193)) ' Light red
    
    ' Move to next row for efficient workflow
    MoveToNextRow()
End Sub

Sub MarkNeedsReview()
    ' Marks files that need additional review before making a decision
    ' Updates columns G=REVIEW, H=REVIEW, I=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6, currentRow).setString("REVIEW")        ' Column G: Needs review
    sheet.getCellByPosition(7, currentRow).setString("REVIEW")        ' Column H: Needs review
    sheet.getCellByPosition(8, currentRow).setString("REVIEW_NEEDED") ' Column I: Action needed
    
    ' Apply yellow color coding to indicate "needs attention" - FIXED METHOD
    cellG = sheet.getCellByPosition(6, currentRow)
    cellH = sheet.getCellByPosition(7, currentRow)
    
    cellG.setPropertyValue("CellBackColor", RGB(255, 255, 180)) ' Light yellow
    cellH.setPropertyValue("CellBackColor", RGB(255, 255, 180)) ' Light yellow
    
    ' Move to next row for efficient workflow
    MoveToNextRow()
End Sub

' LEGACY COMPATIBILITY FUNCTIONS
' ============================================================================
' These maintain compatibility with your existing macro names

Sub MarkKeepLeft()
    ' Legacy function name - calls MarkKeepOriginal for compatibility
    MarkKeepOriginal()
End Sub

Sub MarkKeepRight()
    ' Legacy function name - calls MarkKeepDuplicate for compatibility
    MarkKeepDuplicate()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column (A) of next row for consistent positioning
    oController.select(oSheet.getCellByPosition(0, targetRow))
End Sub

Sub ClearDecisions()
    ' Clears all decision markings (columns G, H, I)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G, H, I
            sheet.getCellByPosition(6, i).setString("")  ' Clear Keep_Original
            sheet.getCellByPosition(7, i).setString("")  ' Clear Keep_Duplicate
            sheet.getCellByPosition(8, i).setString("")  ' Clear Action
            
            ' Reset background colors to default (no color) - FIXED METHOD
            cellG = sheet.getCellByPosition(6, i)
            cellH = sheet.getCellByPosition(7,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i As Long
    Dim action As String
    Dim totalDataRows As Long
    
    sheet = ThisComponent.getCurrentController().getActiveSheet()
    
    ' Find the last row with data - SIMPLIFIED METHOD
    ' Check from row 3 downward (skip protected rows 1-2) until we find an empty Action column (column I)
    lastRow = 2  ' Start from row 3 (index 2)
    Do While sheet.getCellByPosition(8, lastRow).getString() &lt;&gt; "" Or sheet.getCellByPosition(0,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I)
    ' Start from index 2 (row 3) to skip protected rows 1-2
    For i = 2 To lastRow
        action = sheet.getCellByPosition(8, i).getString() ' Column I (Action)
        Select Case action
            Case "DELETE_DUPLICATE"
                keepOrig = keepOrig + 1
            Case "DELETE_ORIGINAL"  
                keepDup = keepDup + 1
            Case "DELETE_BOTH"
                deleteBoth = deleteBoth + 1
            Case "REVIEW_NEEDED"
                needReview = needReview + 1
            Case ""
                unprocessed = unprocessed + 1
        End Select
    Next i
    
    ' Calculate completion percentage
    Dim processedRows As Long
    Dim completionPercent As Long
    processedRows = keepOrig + keepDup + deleteBoth + needReview
    If totalDataRows &gt; 0 Then
        completionPercent = Int((processedRows / totalDataRows) * 100)
    Else
        completionPercent = 0
    End If
    
    ' Display comprehensive statistics
    MsgBox("CZKAWKA DUPLICATE ANALYSIS STATISTICS" &amp; Chr(10) &amp; _
           "===========================================" &amp; Chr(10) &amp; Chr(10) &amp; _
           "DECISIONS MADE:" &amp; Chr(10) &amp; _
           "Keep Original (delete duplicate): " &amp; keepOrig &amp; Chr(10) &amp; _
           "Keep Duplicate (delete original): " &amp; keepDup &amp; Chr(10) &amp; _
           "Delete Both Files: " &amp; deleteBoth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amp; Chr(10) &amp; Chr(10) &amp; _
           "Note: Protected rows 1-2 are excluded from statistics.", 64, "Duplicate Analysis Progress")
End Sub

Sub FilterByAction()
    ' Applies AutoFilter to the Action column (I) for easy filtering of decisions
    ' Enables quick viewing of specific decision types (e.g., only files to delete)
    ' PROTECTED: Filter includes headers from row 2 for proper column labeling
    
    Dim sheet As Object
    Dim dataRange As Object
    Dim lastRow As Long
    
    sheet = ThisComponent.getCurrentController().getActiveSheet()
    
    ' Find last row with data - SIMPLIFIED METHOD
    ' Check from row 3 downward until we find an empty Action column
    lastRow = 2
    Do While sheet.getCellByPosition(8, lastRow).getString() &lt;&gt; "" Or sheet.getCellByPosition(0, lastRow).getString() &lt;&gt; ""
        lastRow = lastRow + 1
        If lastRow &gt; 10000 Then Exit Do ' Safety limit
    Loop
    lastRow = lastRow - 1 ' Go back to last non-empty row
    
    If lastRow &lt; 2 Then lastRow = 2 ' Ensure we have at least headers + one data row
    
    ' Get the data range starting from row 2 (headers) for proper AutoFilter setup
    dataRange = sheet.getCellRangeByPosition(0, 1, 8, lastRow)  ' Row 2 (index 1) to lastRow
    
    ' Try to apply AutoFilter
    On Error GoTo FilterError
    dataRange.AutoFilter = True
    
    MsgBox("AutoFilter applied to data range (rows 2-" &amp; (lastRow + 1) &amp; ")." &amp; Chr(10) &amp; Chr(10) &amp; _
           "Click dropdown arrows in header row (row 2) to filter by:" &amp; Chr(10) &amp; _
           "- Action types (DELETE_DUPLICATE, DELETE_ORIGINAL, etc.)" &amp; Chr(10) &amp; _
           "- File sizes, folder paths, or any other column" &amp; Chr(10) &amp; Chr(10) &amp; _
           "Use this to review your cleanup plan before execution." &amp; Chr(10) &amp; Chr(10) &amp; _
           "Note: Row 1 (subtotals) and Row 2 (headers) are protected.", 64, "Czkawka Tools - Filter Applied")
    Exit Sub
    
FilterError:
    ' If AutoFilter fails, just optimize column widths
    dataRange.getColumns().setPropertyValue("OptimalWidth", True)
    MsgBox("Applied optimal column widths to data range." &amp; Chr(10) &amp; Chr(10) &amp; _
           "AutoFilter may need to be applied manually via:" &amp; Chr(10) &amp; _
           "Data → AutoFilter menu option", 48, "Czkawka Tools - Partial Success")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END OF CZKAWKA DUPLICATE ANALYSIS MACRO MODULE
' ============================================================================
'
' KEYBOARD SHORTCUT RECOMMENDATIONS:
' F3 		:	 OpenInFileManagerFromActiveCell (main function)
' ctrl+3 	:	 MarkKeepOriginal (keep left/original file)
' ctrl+4 	:	 MarkKeepDuplicate (keep right/duplicate file)
' ctrl+6 	:	 MarkNeedsReview (mark for later review)
' ctrl+7 	:	 ShowStatistics (view progress and statistics)
' ctrl+8 	:	 ClearDecisions (reset selected rows)
' ctrl+9 	:	 FilterByAction (apply filters for analysis)
'
' PROTECTED ROWS STRUCTURE:
' - Row 1: Reserved for subtotals and summary calculations (PROTECTED)
' - Row 2: Reserved for column headers (PROTECTED)
' - Row 3+: Data rows where all operations are performed
' - All decision marking functions check for protected rows and show warning if attempted
' - File manager integration warns when clicked on protected rows
' - Statistics and filtering functions properly handle protected rows
' - ClearDecisions skips protected rows even if selected in range
'
' USAGE WORKFLOW:
' 1. Row 1: Add subtotal formulas (e.g., =SUM(E3:E1000) for total duplicate size)
' 2. Row 2: Column headers (OrigPath, OrigFile, DupPath, DupFile, Size, Hash, Keep_Original, Keep_Duplicate, Action)
' 3. Row 3+: Import CSV data from czkawka_to_table.sh into columns A-F
' 4. Sort by file size (column E) to prioritize large duplicates
' 5. For each data row: F3 (view files) → ctrl+3/ctrl+4 (make decision) → auto-advance
' 6. Use ctrl+7 to check progress, ctrl+9 to filter and review decisions
' 7. Export filtered decisions for automated cleanup processing
'
' PROTECTED ROWS BENEFITS:
' - Row 1 subtotals provide immediate feedback on potential space savings
' - Row 2 headers remain visible during sorting and filtering operations
' - Protected structure prevents accidental data corruption
' - Consistent workflow starting from row 3 eliminates confusion
'
' For complete documentation, see duplicates_help.txt and README.md
' ============================================================================

</script:module>
</file>

<file path=Basic/Standard/bu2_20250809.xml><?xml version="1.0" encoding="utf-8"?>
<!DOCTYPE module  PUBLIC '-//OpenOffice.org//DTD OfficeDocument 1.0//EN'  'module.dtd'>
<script:module xmlns:script="http://openoffice.org/2000/script" script:name="bu2_20250809" script:language="StarBasic" script:moduleType="normal">' ============================================================================
' CZKAWKA DUPLICATE FILE ANALYSIS - LIBREOFFICE CALC MACRO MODULE
' ============================================================================
' 
' DESCRIPTION:
' This module provides file manager integration and decision marking for 
' Czkawka duplicate analysis CSV data. Designed for 6+3 column structure:
' B=OrigPath, C=OrigFile, D=DupPath, E=DupFile, F=Size, G=Hash
' H=Keep_Original, I=Keep_Duplicate, J=Action
'
' FEATURES:
' - Dual-pane file manager integration (Krusader, Nemo)
' - Quick decision marking with color coding
' - Automatic cursor advancement for efficient workflow
' - Decision statistics and clearing functions
' - Support for external launch_krusader.sh script
' - Protected rows: Row 1 (subtotals) and Row 2 (headers) are protected
'
' SETUP:
' 1. Enable macros: Tools → Options → Security → Macro Security (Medium)
' 2. Assign keyboard shortcuts: Tools → Customize → Keyboard
'    F3: OpenInFileManagerFromActiveCell
'    ctrl+3: MarkKeepOriginal, ctrl+4: MarkKeepDuplicate, ctrl+6: MarkNeedsReview
' 3. Install file managers: sudo apt install nemo krusader
'
' Author: Enhanced for Czkawka project
' Date: August 2025
' ============================================================================

' MAIN FILE MANAGER INTEGRATION
' ============================================================================

Sub OpenInFileManagerFromActiveCell()
    ' Opens both original and duplicate file locations in file manager
    ' Supports Krusader (dual-pane), Nemo (tabs), and fallback options
    ' PROTECTED: Rows 1 (subtotals) and 2 (headers) are protected from file operations
    
    Dim currentRow As Long
    Dim currentCol As Long
    Dim leftPath As String, leftFile As String
    Dim rightPath As String, rightFile As String
    Dim sheet As Object
    
    ' Get the active sheet and cell position
    sheet = ThisComponent.getCurrentController().getActiveSheet()
    currentRow = ThisComponent.getCurrentController().getSelection().getRangeAddress().StartRow + 1
    currentCol = ThisComponent.getCurrentController().getSelection().getRangeAddress().StartColumn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Exit Sub
    End If
    
    ' Get all four values from the current row (B=OrigPath, C=OrigFile, D=DupPath, E=DupFile)
    leftPath = sheet.getCellByPosition(1, currentRow - 1).getString()   ' Column B
    leftFile = sheet.getCellByPosition(2, currentRow - 1).getString()   ' Column C  
    rightPath = sheet.getCellByPosition(3, currentRow - 1).getString()  ' Column D
    rightFile = sheet.getCellByPosition(4, currentRow - 1).getString()  ' Column E
    
    ' Validate that we have complete data for both files
    If leftPath = "" Or leftFile = "" Or rightPath = "" Or rightFile = "" Then
        MsgBox("Missing path or filename data in row " &amp; currentRow &amp; Chr(10) &amp; Chr(10) &amp; _
               "Required columns:" &amp; Chr(10) &amp; _
               "B: Original folder path" &amp; Chr(10) &amp; _ 
               "C: Original filename" &amp; Chr(10) &amp; _
               "D: Duplicate folder path" &amp; Chr(10) &amp; _
               "E: Duplicate filename", 48, "Czkawka Tools - Data Error")
        Exit Sub
    End If
    
    ' Try file managers in order of preference for best user experience
    
    ' 1st choice: Nemo with tab support (good file selection capabilities)
    If LaunchNemoDevPanes(leftPath, rightPath, leftFile, rightFile) Then
        Exit Sub
    End If
    
    ' 2nd choice: Krusader with dual-pane view (excellent for comparisons)
    If LaunchKrusader(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Launches Krusader file manager with dual-pane view
    ' Uses external launch_krusader.sh script if available, falls back to direct command
    
    On Error GoTo KrusaderError
    Dim command As String

    ' Try to use the external launch script first (keeps paths organized)
    ' Update path to match your installation: /home/banos/opt/czkawka-cli/launch_krusader.sh
    command = "/home/banos/opt/czkawka-cli/launch_krusader.sh " &amp; leftPath &amp; " " &amp; rightPath
    
    ' Launch Krusader via script - this provides dual-pane with proper path setup
    Shell(command, 1)

    '** 'To revive the following code block remove only the outer comments '** 
    '** ' Wait a moment for Krusader to load, then show guidance message
    '** Wait(2000)  ' Wait 2 seconds
    '** 
    '** ' Note: Krusader doesn't have direct file selection via command line
    '** ' User will need to manually navigate to the files
    '** MsgBox("Krusader opened with:" &amp; Chr(10) &amp; _
    '**        "Left: " &amp; leftPath &amp; Chr(10) &amp; _
    '**        "Right: " &amp; rightPath &amp; Chr(10) &amp; Chr(10) &amp; _
    '**        "Navigate to:" &amp; Chr(10) &amp; _
    '**        "Left: " &amp; leftFile &amp; Chr(10) &amp; _
    '**        "Right: " &amp; rightFile, 64, "Files Opened in Krusader")
  
    LaunchKrusader = True
    Exit Function

KrusaderError:
    ' If external script fails, try direct Krusader command
    On Error GoTo KrusaderDirectError
    command = "krusader --left=""" &amp; leftPath &amp; """ --right=""" &amp; rightPath &amp; """"
    Shell(command, 1)
    LaunchKrusader = True
    Exit Function
    
KrusaderDirectError:
    ' Krusader not available or command failed
    LaunchKrusader = False
End Function

Function LaunchNemoDevPanes(leftPath As String, rightPath As String, leftFile As String, rightFile As String) As Boolean
    ' Launches Nemo file manager with both locations in separate tabs
    ' Attempts to open specific files directly for easier identification
    
    On Error GoTo NemoError
    Dim command As String
    
    ' Launch Nemo with both file paths - this opens tabs and selects the files
    command = "nemo -t """ &amp; leftPath &amp; "/" &amp; leftFile &amp; """ """ &amp; rightPath &amp; "/" &amp; rightFile &amp; """"
    Shell(command, 1)
    
    '** 'To revive the following code block remove only the outer comments '** 
    '** MsgBox("Nemo opened with both locations:" &amp; Chr(10) &amp; _
    '**        "Left location: " &amp; leftPath &amp; Chr(10) &amp; _
    '**        "Right location: " &amp; rightPath &amp; Chr(10) &amp; Chr(10) &amp; _
    '**        "Look for:" &amp; Chr(10) &amp; _
    '**        "Left file: " &amp; leftFile &amp; Chr(10) &amp; _
    '**        "Right file: " &amp; rightFile, 64, "Files Opened in Nemo")
    
    LaunchNemoDevPanes = True
    Exit Function
    
NemoError:
    ' Nemo not available or command failed
    LaunchNemoDevPanes = False
End Function

Sub LaunchSeparateWindows(leftPath As String, rightPath As String, leftFile As String, rightFile As String)
    ' Final fallback: opens both file locations in separate file manager windows
    ' Uses system default file manager via xdg-open for maximum compatibility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system default file manager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B&amp;C) and delete duplicate (columns D&amp;E)
    ' Updates columns H=YES, I=NO, J=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NO")               ' Column I: Don't keep duplicate
    sheet.getCellByPosition(9, currentRow).setString("DELETE_DUPLICATE") ' Column J: Action to take
    
    ' Apply visual color coding for immediate feedback - FIXED METHOD
    cellG = sheet.getCellByPosition(7, currentRow)
    cellH = sheet.getCellByPosition(8, currentRow)
    
    cellG.setPropertyValue("CellBackColor", RGB(144, 238, 144)) ' Light green (keep)
    cellH.setPropertyValue("CellBackColor", RGB(255, 182, 193)) ' Light red (delete)
    
    ' Move to next row for efficient workflow
    MoveToNextRow()
End Sub

Sub MarkKeepDuplicate()
    ' Marks decision to keep the duplicate file (columns D&amp;E) and delete original (columns B&amp;C)
    ' Updates columns H=NO, I=YES, J=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7, currentRow).setString("NO")               ' Column H: Don't keep original
    sheet.getCellByPosition(8, currentRow).setString("YES")              ' Column I: Keep duplicate
    sheet.getCellByPosition(9, currentRow).setString("DELETE_ORIGINAL")  ' Column J: Action to take
    
    ' Apply visual color coding - FIXED METHOD
    cellG = sheet.getCellByPosition(7, currentRow)
    cellH = sheet.getCellByPosition(8, currentRow)
    
    cellG.setPropertyValue("CellBackColor", RGB(255, 182, 193)) ' Light red (delete)
    cellH.setPropertyValue("CellBackColor", RGB(144, 238, 144)) ' Light green (keep)
    
    ' Move to next row for efficient workflow
    MoveToNextRow()
End Sub

Sub MarkDeleteBoth()
    ' Marks decision to delete both the original and duplicate files
    ' Updates columns H=NO, I=NO, J=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7, currentRow).setString("NO")           ' Column H: Don't keep original
    sheet.getCellByPosition(8, currentRow).setString("NO")           ' Column I: Don't keep duplicate
    sheet.getCellByPosition(9, currentRow).setString("DELETE_BOTH")  ' Column J: Delete both files
    
    ' Apply red color coding to both columns (warning: both will be deleted) - FIXED METHOD
    cellG = sheet.getCellByPosition(7, currentRow)
    cellH = sheet.getCellByPosition(8, currentRow)
    
    cellG.setPropertyValue("CellBackColor", RGB(255, 182, 193)) ' Light red
    cellH.setPropertyValue("CellBackColor", RGB(255, 182, 193)) ' Light red
    
    ' Move to next row for efficient workflow
    MoveToNextRow()
End Sub

Sub MarkNeedsReview()
    ' Marks files that need additional review before making a decision
    ' Updates columns H=REVIEW, I=REVIEW, J=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7, currentRow).setString("REVIEW")        ' Column H: Needs review
    sheet.getCellByPosition(8, currentRow).setString("REVIEW")        ' Column I: Needs review
    sheet.getCellByPosition(9, currentRow).setString("REVIEW_NEEDED") ' Column J: Action needed
    
    ' Apply yellow color coding to indicate "needs attention" - FIXED METHOD
    cellG = sheet.getCellByPosition(7, currentRow)
    cellH = sheet.getCellByPosition(8, currentRow)
    
    cellG.setPropertyValue("CellBackColor", RGB(255, 255, 180)) ' Light yellow
    cellH.setPropertyValue("CellBackColor", RGB(255, 255, 180)) ' Light yellow
    
    ' Move to next row for efficient workflow
    MoveToNextRow()
End Sub

' LEGACY COMPATIBILITY FUNCTIONS
' ============================================================================
' These maintain compatibility with your existing macro names

Sub MarkKeepLeft()
    ' Legacy function name - calls MarkKeepOriginal for compatibility
    MarkKeepOriginal()
End Sub

Sub MarkKeepRight()
    ' Legacy function name - calls MarkKeepDuplicate for compatibility
    MarkKeepDuplicate()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data column (B) of next row for consistent positioning
    oController.select(oSheet.getCellByPosition(1, targetRow))
End Sub

Sub ClearDecisions()
    ' Clears all decision markings (columns H, I, J)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H, I, J
            sheet.getCellByPosition(7, i).setString("")  ' Clear Keep_Original
            sheet.getCellByPosition(8, i).setString("")  ' Clear Keep_Duplicate
            sheet.getCellByPosition(9, i).setString("")  ' Clear Action
            
            ' Reset background colors to default (no color) - FIXED METHOD
            cellG = sheet.getCellByPosition(7, i)
            cellH = sheet.getCellByPosition(8,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i As Long
    Dim action As String
    Dim totalDataRows As Long
    
    sheet = ThisComponent.getCurrentController().getActiveSheet()
    
    ' Find the last row with data - SIMPLIFIED METHOD
    ' Check from row 3 downward (skip protected rows 1-2) until we find an empty Action column (column J)
    lastRow = 2  ' Start from row 3 (index 2)
    Do While sheet.getCellByPosition(9, lastRow).getString() &lt;&gt; "" Or sheet.getCellByPosition(1,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J)
    ' Start from index 2 (row 3) to skip protected rows 1-2
    For i = 2 To lastRow
        action = sheet.getCellByPosition(9, i).getString() ' Column J (Action)
        Select Case action
            Case "DELETE_DUPLICATE"
                keepOrig = keepOrig + 1
            Case "DELETE_ORIGINAL"  
                keepDup = keepDup + 1
            Case "DELETE_BOTH"
                deleteBoth = deleteBoth + 1
            Case "REVIEW_NEEDED"
                needReview = needReview + 1
            Case ""
                unprocessed = unprocessed + 1
        End Select
    Next i
    
    ' Calculate completion percentage
    Dim processedRows As Long
    Dim completionPercent As Long
    processedRows = keepOrig + keepDup + deleteBoth + needReview
    If totalDataRows &gt; 0 Then
        completionPercent = Int((processedRows / totalDataRows) * 100)
    Else
        completionPercent = 0
    End If
    
    ' Display comprehensive statistics
    MsgBox("CZKAWKA DUPLICATE ANALYSIS STATISTICS" &amp; Chr(10) &amp; _
           "===========================================" &amp; Chr(10) &amp; Chr(10) &amp; _
           "DECISIONS MADE:" &amp; Chr(10) &amp; _
           "Keep Original (delete duplicate): " &amp; keepOrig &amp; Chr(10) &amp; _
           "Keep Duplicate (delete original): " &amp; keepDup &amp; Chr(10) &amp; _
           "Delete Both Files: " &amp; deleteBoth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amp; Chr(10) &amp; Chr(10) &amp; _
           "Note: Protected rows 1-2 are excluded from statistics.", 64, "Duplicate Analysis Progress")
End Sub

Sub FilterByAction()
    ' Applies AutoFilter to the Action column (I) for easy filtering of decisions
    ' Enables quick viewing of specific decision types (e.g., only files to delete)
    ' PROTECTED: Filter includes headers from row 2 for proper column labeling
    
    Dim sheet As Object
    Dim dataRange As Object
    Dim lastRow As Long
    
    sheet = ThisComponent.getCurrentController().getActiveSheet()
    
    ' Find last row with data - SIMPLIFIED METHOD
    ' Check from row 3 downward until we find an empty Action column
    lastRow = 2
    Do While sheet.getCellByPosition(8, lastRow).getString() &lt;&gt; "" Or sheet.getCellByPosition(0, lastRow).getString() &lt;&gt; ""
        lastRow = lastRow + 1
        If lastRow &gt; 10000 Then Exit Do ' Safety limit
    Loop
    lastRow = lastRow - 1 ' Go back to last non-empty row
    
    If lastRow &lt; 2 Then lastRow = 2 ' Ensure we have at least headers + one data row
    
    ' Get the data range starting from row 2 (headers) for proper AutoFilter setup
    dataRange = sheet.getCellRangeByPosition(0, 1, 8, lastRow)  ' Row 2 (index 1) to lastRow
    
    ' Try to apply AutoFilter
    On Error GoTo FilterError
    dataRange.AutoFilter = True
    
    MsgBox("AutoFilter applied to data range (rows 2-" &amp; (lastRow + 1) &amp; ")." &amp; Chr(10) &amp; Chr(10) &amp; _
           "Click dropdown arrows in header row (row 2) to filter by:" &amp; Chr(10) &amp; _
           "- Action types (DELETE_DUPLICATE, DELETE_ORIGINAL, etc.)" &amp; Chr(10) &amp; _
           "- File sizes, folder paths, or any other column" &amp; Chr(10) &amp; Chr(10) &amp; _
           "Use this to review your cleanup plan before execution." &amp; Chr(10) &amp; Chr(10) &amp; _
           "Note: Row 1 (subtotals) and Row 2 (headers) are protected.", 64, "Czkawka Tools - Filter Applied")
    Exit Sub
    
FilterError:
    ' If AutoFilter fails, just optimize column widths
    dataRange.getColumns().setPropertyValue("OptimalWidth", True)
    MsgBox("Applied optimal column widths to data range." &amp; Chr(10) &amp; Chr(10) &amp; _
           "AutoFilter may need to be applied manually via:" &amp; Chr(10) &amp; _
           "Data → AutoFilter menu option", 48, "Czkawka Tools - Partial Success")
End Sub

Sub ToggleFilterByActiveCell()
    Dim oSheet As Object
    Dim oRange As Object
    Dim oActiveCell As Object
    Dim sFilterValue As String
    Dim nColumn As Integer
    Dim oFilterDesc As Object
    Dim oCellA1 As Object
    
    ' Get the active sheet and cell
    oSheet = ThisComponent.getCurrentController().getActiveSheet()
    oRange = oSheet.getCellRangeByName("data")
    oActiveCell = ThisComponent.getCurrentController().getSelection()
    oCellA1 = oSheet.getCellByPosition(0, 0)  ' A1 cell
    
    ' Check if a single cell is selected
    If oActiveCell.getImplementationName() &lt;&gt; "ScCellObj" Then
        Exit Sub
    End If
    
    ' Get the column number and filter value
    nColumn = oActiveCell.getCellAddress().Column
    sFilterValue = oActiveCell.getString()
    
    ' Check if the active cell is in the filter range and has content
    If nColumn &lt; 1 Or nColumn &gt; 10 Or sFilterValue = "" Then
        Exit Sub
    End If
    
    ' Check A1 for filter state (any non-empty value means filter is active)
    If oCellA1.getString() &lt;&gt; "" Then
        ' Filter is active, clear it
        oFilterDesc = oRange.createFilterDescriptor(True)
        oFilterDesc.setPropertyValue("ContainsHeader", True)
        oFilterDesc.setFilterFields(Array())
        oRange.filter(oFilterDesc)
        
        ' Clear the filter state indicator in A1
        oCellA1.setString("")
    Else
        ' No filter active, apply new filter
        oFilterDesc = oRange.createFilterDescriptor(True)
        oFilterDesc.setPropertyValue("ContainsHeader", True)
        oFilterDesc.setPropertyValue("UseRegularExpressions", True)
        
        Dim oFilterFields(0) As New com.sun.star.sheet.TableFilterField
        oFilterFields(0).Field = nColumn - 1
        oFilterFields(0).IsNumeric = False
        oFilterFields(0).StringValue = ".*" &amp; sFilterValue &amp; ".*"
        oFilterFields(0).Operator = com.sun.star.sheet.FilterOperator.EQUAL
        
        oFilterDesc.setFilterFields(oFilterFields())
        oRange.filter(oFilterDesc)
        
        ' Mark filter as active in A1 (store what we filtered for)
        oCellA1.setString("FILTERED: " &amp; sFilterValue)
    End If
End Sub

Sub ClearFilterState()
    ' Helper function to manually clear filter and state
    Dim oSheet As Object
    Dim oRange As Object
    Dim oFilterDesc As Object
    Dim oCellA1 As Object
    
    oSheet = ThisComponent.getCurrentController().getActiveSheet()
    oRange = oSheet.getCellRangeByName("data")
    oCellA1 = oSheet.getCellByPosition(0, 0)
    
    ' Clear filter
    oFilterDesc = oRange.createFilterDescriptor(True)
    oFilterDesc.setPropertyValue("ContainsHeader", True)
    oFilterDesc.setFilterFields(Array())
    oRange.filter(oFilterDesc)
    
    ' Clear state
    oCellA1.setString("")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END OF CZKAWKA DUPLICATE ANALYSIS MACRO MODULE
' ============================================================================
'
' KEYBOARD SHORTCUT RECOMMENDATIONS:
' F3 		:	 OpenInFileManagerFromActiveCell (main function)
' ctrl+3 	:	 MarkKeepOriginal (keep left/original file)
' ctrl+4 	:	 MarkKeepDuplicate (keep right/duplicate file)
' ctrl+6 	:	 MarkNeedsReview (mark for later review)
' ctrl+7 	:	 ShowStatistics (view progress and statistics)
' ctrl+8 	:	 ClearDecisions (reset selected rows)
' ctrl+9 	:	 FilterByAction (apply filters for analysis)
'
' PROTECTED ROWS STRUCTURE:
' - Row 1: Reserved for subtotals and summary calculations (PROTECTED)
' - Row 2: Reserved for column headers (PROTECTED)
' - Row 3+: Data rows where all operations are performed
' - All decision marking functions check for protected rows and show warning if attempted
' - File manager integration warns when clicked on protected rows
' - Statistics and filtering functions properly handle protected rows
' - ClearDecisions skips protected rows even if selected in range
'
' USAGE WORKFLOW:
' 1. Row 1: Add subtotal formulas (e.g., =SUM(E3:E1000) for total duplicate size)
' 2. Row 2: Column headers (OrigPath, OrigFile, DupPath, DupFile, Size, Hash, Keep_Original, Keep_Duplicate, Action)
' 3. Row 3+: Import CSV data from czkawka_to_table.sh into columns A-F
' 4. Sort by file size (column E) to prioritize large duplicates
' 5. For each data row: F3 (view files) → ctrl+3/ctrl+4 (make decision) → auto-advance
' 6. Use ctrl+7 to check progress, ctrl+9 to filter and review decisions
' 7. Export filtered decisions for automated cleanup processing
'
' PROTECTED ROWS BENEFITS:
' - Row 1 subtotals provide immediate feedback on potential space savings
' - Row 2 headers remain visible during sorting and filtering operations
' - Protected structure prevents accidental data corruption
' - Consistent workflow starting from row 3 eliminates confusion
'
' For complete documentation, see duplicates_help.txt and README.md
'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bu2_20250809"/>
  <library:element library:name="bu1_20250805"/>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